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98.94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70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diagonal-bl-tr="none" style:diagonal-tl-br="none" fo:border="0.74pt solid #000000" fo:padding="0.71mm" style:rotation-align="none"/>
    </style:style>
    <style:style style:name="ce2" style:family="table-cell" style:parent-style-name="Default" style:data-style-name="N100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Default">
      <style:table-cell-properties fo:background-color="#c0c0c0"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</style:style>
    <style:style style:name="ce7" style:family="table-cell" style:parent-style-name="Default">
      <style:table-cell-properties fo:background-color="#b2b2b2" style:diagonal-bl-tr="none" style:diagonal-tl-br="none" fo:border="0.74pt solid #000000" fo:padding="0.71mm" style:rotation-align="none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2b2b2" fo:border="0.06pt solid #000000"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3" style:family="table-cell" style:parent-style-name="Default">
      <style:table-cell-properties fo:background-color="#b2b2b2" fo:border="0.06pt solid #000000" fo:padding="0.71mm"/>
    </style:style>
    <style:style style:name="ce14" style:family="table-cell" style:parent-style-name="Default">
      <style:table-cell-properties fo:border="0.06pt solid #000000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tblItems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ce6"/>
        <table:table-column table:style-name="co1" table:default-cell-style-name="ce5"/>
        <table:table-row table:style-name="ro1">
          <table:table-cell table:style-name="Default" office:value-type="string" calcext:value-type="string">
            <text:p>Medical items upload SQL statements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string" calcext:value-type="string">
            <text:p>ItemCode</text:p>
          </table:table-cell>
          <table:table-cell table:style-name="ce3" office:value-type="string" calcext:value-type="string">
            <text:p>ItemName</text:p>
          </table:table-cell>
          <table:table-cell table:style-name="ce3" office:value-type="string" calcext:value-type="string">
            <text:p>ItemType</text:p>
          </table:table-cell>
          <table:table-cell table:style-name="ce3" office:value-type="string" calcext:value-type="string">
            <text:p>ItemPackage</text:p>
          </table:table-cell>
          <table:table-cell table:style-name="ce3" office:value-type="string" calcext:value-type="string">
            <text:p>ItemPrice</text:p>
          </table:table-cell>
          <table:table-cell table:style-name="ce3" office:value-type="string" calcext:value-type="string">
            <text:p>ItemCareType</text:p>
          </table:table-cell>
          <table:table-cell table:style-name="ce3" office:value-type="string" calcext:value-type="string">
            <text:p>ItemFrequency</text:p>
          </table:table-cell>
          <table:table-cell table:style-name="ce3" office:value-type="string" calcext:value-type="string">
            <text:p>ItemPatCat</text:p>
          </table:table-cell>
          <table:table-cell table:style-name="ce3" office:value-type="string" calcext:value-type="string">
            <text:p>AuditUserID</text:p>
          </table:table-cell>
          <table:table-cell table:style-name="ce5"/>
          <table:table-cell/>
        </table:table-row>
        <table:table-row table:style-name="ro2">
          <table:table-cell office:value-type="string" calcext:value-type="string">
            <text:p>0002</text:p>
          </table:table-cell>
          <table:table-cell office:value-type="string" calcext:value-type="string">
            <text:p>ADRENALINE 1ML INJ 1MG/M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VIAL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4]&amp;&quot;','&quot;&amp;[.B4]&amp;&quot;','&quot;&amp;[.C4]&amp;&quot;','&quot;&amp;[.D4]&amp;&quot;',&quot;&amp;[.E4]&amp;&quot;,'&quot;&amp;[.F4]&amp;&quot;',&quot;&amp;[.G4]&amp;&quot;,&quot;&amp;[.H4]&amp;&quot;,&quot;&amp;[.I4]&amp;&quot;)&quot;" office:value-type="string" office:string-value="INSERT INTO [dbo].[tblItems] ([ItemCode],[ItemName],[ItemType],[ItemPackage],[ItemPrice],[ItemCareType],[ItemFrequency],[ItemPatCat],[AuditUserID]) VALUES ('0002','ADRENALINE 1ML INJ 1MG/ML','D','10 VIALS',1000,'O',0,15,1)" calcext:value-type="string">
            <text:p>INSERT INTO [dbo].[tblItems] ([ItemCode],[ItemName],[ItemType],[ItemPackage],[ItemPrice],[ItemCareType],[ItemFrequency],[ItemPatCat],[AuditUserID]) VALUES ('0002','ADRENALINE 1ML INJ 1MG/ML','D','10 VIALS',1000,'O',0,15,1)</text:p>
          </table:table-cell>
        </table:table-row>
        <table:table-row table:style-name="ro2">
          <table:table-cell office:value-type="string" calcext:value-type="string">
            <text:p>0003</text:p>
          </table:table-cell>
          <table:table-cell office:value-type="string" calcext:value-type="string">
            <text:p>AIRWAY GUEDEL RUBBER CHILD SIZE 67 M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PIECES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5]&amp;&quot;','&quot;&amp;[.B5]&amp;&quot;','&quot;&amp;[.C5]&amp;&quot;','&quot;&amp;[.D5]&amp;&quot;',&quot;&amp;[.E5]&amp;&quot;,'&quot;&amp;[.F5]&amp;&quot;',&quot;&amp;[.G5]&amp;&quot;,&quot;&amp;[.H5]&amp;&quot;,&quot;&amp;[.I5]&amp;&quot;)&quot;" office:value-type="string" office:string-value="INSERT INTO [dbo].[tblItems] ([ItemCode],[ItemName],[ItemType],[ItemPackage],[ItemPrice],[ItemCareType],[ItemFrequency],[ItemPatCat],[AuditUserID]) VALUES ('0003','AIRWAY GUEDEL RUBBER CHILD SIZE 67 MM','D','10 PIECES',3620,'O',0,15,1)" calcext:value-type="string">
            <text:p>INSERT INTO [dbo].[tblItems] ([ItemCode],[ItemName],[ItemType],[ItemPackage],[ItemPrice],[ItemCareType],[ItemFrequency],[ItemPatCat],[AuditUserID]) VALUES ('0003','AIRWAY GUEDEL RUBBER CHILD SIZE 67 MM','D','10 PIECES',3620,'O',0,15,1)</text:p>
          </table:table-cell>
        </table:table-row>
        <table:table-row table:style-name="ro2">
          <table:table-cell office:value-type="string" calcext:value-type="string">
            <text:p>0004</text:p>
          </table:table-cell>
          <table:table-cell office:value-type="string" calcext:value-type="string">
            <text:p>AIRWAY GUEDEL RUBBER INFANT SIZE 54 M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PIECES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6]&amp;&quot;','&quot;&amp;[.B6]&amp;&quot;','&quot;&amp;[.C6]&amp;&quot;','&quot;&amp;[.D6]&amp;&quot;',&quot;&amp;[.E6]&amp;&quot;,'&quot;&amp;[.F6]&amp;&quot;',&quot;&amp;[.G6]&amp;&quot;,&quot;&amp;[.H6]&amp;&quot;,&quot;&amp;[.I6]&amp;&quot;)&quot;" office:value-type="string" office:string-value="INSERT INTO [dbo].[tblItems] ([ItemCode],[ItemName],[ItemType],[ItemPackage],[ItemPrice],[ItemCareType],[ItemFrequency],[ItemPatCat],[AuditUserID]) VALUES ('0004','AIRWAY GUEDEL RUBBER INFANT SIZE 54 MM','D','10 PIECES',4590,'O',0,15,1)" calcext:value-type="string">
            <text:p>INSERT INTO [dbo].[tblItems] ([ItemCode],[ItemName],[ItemType],[ItemPackage],[ItemPrice],[ItemCareType],[ItemFrequency],[ItemPatCat],[AuditUserID]) VALUES ('0004','AIRWAY GUEDEL RUBBER INFANT SIZE 54 MM','D','10 PIECES',4590,'O',0,15,1)</text:p>
          </table:table-cell>
        </table:table-row>
        <table:table-row table:style-name="ro2">
          <table:table-cell office:value-type="string" calcext:value-type="string">
            <text:p>0005</text:p>
          </table:table-cell>
          <table:table-cell office:value-type="string" calcext:value-type="string">
            <text:p>AIRWAY GUEDEL RUBBER SMALL ADULT SIZE 82 M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PIECES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7]&amp;&quot;','&quot;&amp;[.B7]&amp;&quot;','&quot;&amp;[.C7]&amp;&quot;','&quot;&amp;[.D7]&amp;&quot;',&quot;&amp;[.E7]&amp;&quot;,'&quot;&amp;[.F7]&amp;&quot;',&quot;&amp;[.G7]&amp;&quot;,&quot;&amp;[.H7]&amp;&quot;,&quot;&amp;[.I7]&amp;&quot;)&quot;" office:value-type="string" office:string-value="INSERT INTO [dbo].[tblItems] ([ItemCode],[ItemName],[ItemType],[ItemPackage],[ItemPrice],[ItemCareType],[ItemFrequency],[ItemPatCat],[AuditUserID]) VALUES ('0005','AIRWAY GUEDEL RUBBER SMALL ADULT SIZE 82 MM','D','10 PIECES',4590,'O',0,15,1)" calcext:value-type="string">
            <text:p>INSERT INTO [dbo].[tblItems] ([ItemCode],[ItemName],[ItemType],[ItemPackage],[ItemPrice],[ItemCareType],[ItemFrequency],[ItemPatCat],[AuditUserID]) VALUES ('0005','AIRWAY GUEDEL RUBBER SMALL ADULT SIZE 82 MM','D','10 PIECES',4590,'O',0,15,1)</text:p>
          </table:table-cell>
        </table:table-row>
        <table:table-row table:style-name="ro2">
          <table:table-cell office:value-type="string" calcext:value-type="string">
            <text:p>0006</text:p>
          </table:table-cell>
          <table:table-cell office:value-type="string" calcext:value-type="string">
            <text:p>ALBENDAZOLE TABS 200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0 TABL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8]&amp;&quot;','&quot;&amp;[.B8]&amp;&quot;','&quot;&amp;[.C8]&amp;&quot;','&quot;&amp;[.D8]&amp;&quot;',&quot;&amp;[.E8]&amp;&quot;,'&quot;&amp;[.F8]&amp;&quot;',&quot;&amp;[.G8]&amp;&quot;,&quot;&amp;[.H8]&amp;&quot;,&quot;&amp;[.I8]&amp;&quot;)&quot;" office:value-type="string" office:string-value="INSERT INTO [dbo].[tblItems] ([ItemCode],[ItemName],[ItemType],[ItemPackage],[ItemPrice],[ItemCareType],[ItemFrequency],[ItemPatCat],[AuditUserID]) VALUES ('0006','ALBENDAZOLE TABS 200 MG','D','100 TABLETS',25,'O',0,15,1)" calcext:value-type="string">
            <text:p>INSERT INTO [dbo].[tblItems] ([ItemCode],[ItemName],[ItemType],[ItemPackage],[ItemPrice],[ItemCareType],[ItemFrequency],[ItemPatCat],[AuditUserID]) VALUES ('0006','ALBENDAZOLE TABS 200 MG','D','100 TABLETS',25,'O',0,15,1)</text:p>
          </table:table-cell>
        </table:table-row>
        <table:table-row table:style-name="ro2">
          <table:table-cell office:value-type="string" calcext:value-type="string">
            <text:p>0007</text:p>
          </table:table-cell>
          <table:table-cell office:value-type="string" calcext:value-type="string">
            <text:p>ALLOPURINOL TABS 100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0 TABLET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9]&amp;&quot;','&quot;&amp;[.B9]&amp;&quot;','&quot;&amp;[.C9]&amp;&quot;','&quot;&amp;[.D9]&amp;&quot;',&quot;&amp;[.E9]&amp;&quot;,'&quot;&amp;[.F9]&amp;&quot;',&quot;&amp;[.G9]&amp;&quot;,&quot;&amp;[.H9]&amp;&quot;,&quot;&amp;[.I9]&amp;&quot;)&quot;" office:value-type="string" office:string-value="INSERT INTO [dbo].[tblItems] ([ItemCode],[ItemName],[ItemType],[ItemPackage],[ItemPrice],[ItemCareType],[ItemFrequency],[ItemPatCat],[AuditUserID]) VALUES ('0007','ALLOPURINOL TABS 100 MG','D','100 TABLETS',160,'O',0,15,1)" calcext:value-type="string">
            <text:p>INSERT INTO [dbo].[tblItems] ([ItemCode],[ItemName],[ItemType],[ItemPackage],[ItemPrice],[ItemCareType],[ItemFrequency],[ItemPatCat],[AuditUserID]) VALUES ('0007','ALLOPURINOL TABS 100 MG','D','100 TABLETS',160,'O',0,15,1)</text:p>
          </table:table-cell>
        </table:table-row>
        <table:table-row table:style-name="ro2">
          <table:table-cell office:value-type="string" calcext:value-type="string">
            <text:p>0008</text:p>
          </table:table-cell>
          <table:table-cell office:value-type="string" calcext:value-type="string">
            <text:p>AMINOPHYLLINE <text:s/>TABS 100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00 TABL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0]&amp;&quot;','&quot;&amp;[.B10]&amp;&quot;','&quot;&amp;[.C10]&amp;&quot;','&quot;&amp;[.D10]&amp;&quot;',&quot;&amp;[.E10]&amp;&quot;,'&quot;&amp;[.F10]&amp;&quot;',&quot;&amp;[.G10]&amp;&quot;,&quot;&amp;[.H10]&amp;&quot;,&quot;&amp;[.I10]&amp;&quot;)&quot;" office:value-type="string" office:string-value="INSERT INTO [dbo].[tblItems] ([ItemCode],[ItemName],[ItemType],[ItemPackage],[ItemPrice],[ItemCareType],[ItemFrequency],[ItemPatCat],[AuditUserID]) VALUES ('0008','AMINOPHYLLINE  TABS 100 MG','D','1000 TABLETS',10,'O',0,15,1)" calcext:value-type="string">
            <text:p>INSERT INTO [dbo].[tblItems] ([ItemCode],[ItemName],[ItemType],[ItemPackage],[ItemPrice],[ItemCareType],[ItemFrequency],[ItemPatCat],[AuditUserID]) VALUES ('0008','AMINOPHYLLINE <text:s/>TABS 100 MG','D','1000 TABLETS',10,'O',0,15,1)</text:p>
          </table:table-cell>
        </table:table-row>
        <table:table-row table:style-name="ro2">
          <table:table-cell office:value-type="string" calcext:value-type="string">
            <text:p>0009</text:p>
          </table:table-cell>
          <table:table-cell office:value-type="string" calcext:value-type="string">
            <text:p>AMINOPHYLLINE 10ML INJ 25MG/M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VIAL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1]&amp;&quot;','&quot;&amp;[.B11]&amp;&quot;','&quot;&amp;[.C11]&amp;&quot;','&quot;&amp;[.D11]&amp;&quot;',&quot;&amp;[.E11]&amp;&quot;,'&quot;&amp;[.F11]&amp;&quot;',&quot;&amp;[.G11]&amp;&quot;,&quot;&amp;[.H11]&amp;&quot;,&quot;&amp;[.I11]&amp;&quot;)&quot;" office:value-type="string" office:string-value="INSERT INTO [dbo].[tblItems] ([ItemCode],[ItemName],[ItemType],[ItemPackage],[ItemPrice],[ItemCareType],[ItemFrequency],[ItemPatCat],[AuditUserID]) VALUES ('0009','AMINOPHYLLINE 10ML INJ 25MG/ML','D','10 VIALS',290,'O',0,15,1)" calcext:value-type="string">
            <text:p>INSERT INTO [dbo].[tblItems] ([ItemCode],[ItemName],[ItemType],[ItemPackage],[ItemPrice],[ItemCareType],[ItemFrequency],[ItemPatCat],[AuditUserID]) VALUES ('0009','AMINOPHYLLINE 10ML INJ 25MG/ML','D','10 VIALS',290,'O',0,15,1)</text:p>
          </table:table-cell>
        </table:table-row>
        <table:table-row table:style-name="ro2">
          <table:table-cell office:value-type="string" calcext:value-type="string">
            <text:p>0010</text:p>
          </table:table-cell>
          <table:table-cell office:value-type="string" calcext:value-type="string">
            <text:p>AMITRYPTILINE TABS 25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0 TABLE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2]&amp;&quot;','&quot;&amp;[.B12]&amp;&quot;','&quot;&amp;[.C12]&amp;&quot;','&quot;&amp;[.D12]&amp;&quot;',&quot;&amp;[.E12]&amp;&quot;,'&quot;&amp;[.F12]&amp;&quot;',&quot;&amp;[.G12]&amp;&quot;,&quot;&amp;[.H12]&amp;&quot;,&quot;&amp;[.I12]&amp;&quot;)&quot;" office:value-type="string" office:string-value="INSERT INTO [dbo].[tblItems] ([ItemCode],[ItemName],[ItemType],[ItemPackage],[ItemPrice],[ItemCareType],[ItemFrequency],[ItemPatCat],[AuditUserID]) VALUES ('0010','AMITRYPTILINE TABS 25 MG','D','500 TABLETS',80,'O',0,15,1)" calcext:value-type="string">
            <text:p>INSERT INTO [dbo].[tblItems] ([ItemCode],[ItemName],[ItemType],[ItemPackage],[ItemPrice],[ItemCareType],[ItemFrequency],[ItemPatCat],[AuditUserID]) VALUES ('0010','AMITRYPTILINE TABS 25 MG','D','500 TABLETS',80,'O',0,15,1)</text:p>
          </table:table-cell>
        </table:table-row>
        <table:table-row table:style-name="ro2">
          <table:table-cell office:value-type="string" calcext:value-type="string">
            <text:p>0011</text:p>
          </table:table-cell>
          <table:table-cell office:value-type="string" calcext:value-type="string">
            <text:p>AMOXICILLIN <text:s/>CAPSULESULES 250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00 CAPSULESULESUL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3]&amp;&quot;','&quot;&amp;[.B13]&amp;&quot;','&quot;&amp;[.C13]&amp;&quot;','&quot;&amp;[.D13]&amp;&quot;',&quot;&amp;[.E13]&amp;&quot;,'&quot;&amp;[.F13]&amp;&quot;',&quot;&amp;[.G13]&amp;&quot;,&quot;&amp;[.H13]&amp;&quot;,&quot;&amp;[.I13]&amp;&quot;)&quot;" office:value-type="string" office:string-value="INSERT INTO [dbo].[tblItems] ([ItemCode],[ItemName],[ItemType],[ItemPackage],[ItemPrice],[ItemCareType],[ItemFrequency],[ItemPatCat],[AuditUserID]) VALUES ('0011','AMOXICILLIN  CAPSULESULES 250MG','D','1000 CAPSULESULESULES',40,'O',0,15,1)" calcext:value-type="string">
            <text:p>INSERT INTO [dbo].[tblItems] ([ItemCode],[ItemName],[ItemType],[ItemPackage],[ItemPrice],[ItemCareType],[ItemFrequency],[ItemPatCat],[AuditUserID]) VALUES ('0011','AMOXICILLIN <text:s/>CAPSULESULES 250MG','D','1000 CAPSULESULESULES',40,'O',0,15,1)</text:p>
          </table:table-cell>
        </table:table-row>
        <table:table-row table:style-name="ro2">
          <table:table-cell office:value-type="string" calcext:value-type="string">
            <text:p>0012</text:p>
          </table:table-cell>
          <table:table-cell office:value-type="string" calcext:value-type="string">
            <text:p>AMOXICILLIN GRANULES 125MG/5ML 100M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24 BOTTLE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4]&amp;&quot;','&quot;&amp;[.B14]&amp;&quot;','&quot;&amp;[.C14]&amp;&quot;','&quot;&amp;[.D14]&amp;&quot;',&quot;&amp;[.E14]&amp;&quot;,'&quot;&amp;[.F14]&amp;&quot;',&quot;&amp;[.G14]&amp;&quot;,&quot;&amp;[.H14]&amp;&quot;,&quot;&amp;[.I14]&amp;&quot;)&quot;" office:value-type="string" office:string-value="INSERT INTO [dbo].[tblItems] ([ItemCode],[ItemName],[ItemType],[ItemPackage],[ItemPrice],[ItemCareType],[ItemFrequency],[ItemPatCat],[AuditUserID]) VALUES ('0012','AMOXICILLIN GRANULES 125MG/5ML 100MLS','D',' 24 BOTTLES',970,'O',0,15,1)" calcext:value-type="string">
            <text:p>INSERT INTO [dbo].[tblItems] ([ItemCode],[ItemName],[ItemType],[ItemPackage],[ItemPrice],[ItemCareType],[ItemFrequency],[ItemPatCat],[AuditUserID]) VALUES ('0012','AMOXICILLIN GRANULES 125MG/5ML 100MLS','D',' 24 BOTTLES',970,'O',0,15,1)</text:p>
          </table:table-cell>
        </table:table-row>
        <table:table-row table:style-name="ro2">
          <table:table-cell office:value-type="string" calcext:value-type="string">
            <text:p>0013</text:p>
          </table:table-cell>
          <table:table-cell office:value-type="string" calcext:value-type="string">
            <text:p>AMOXICILLIN TRIHYDRATE+CLAVULANIC POTASSIUM 500MG+125MG CAPSUL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 CAPSULESULESULE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5]&amp;&quot;','&quot;&amp;[.B15]&amp;&quot;','&quot;&amp;[.C15]&amp;&quot;','&quot;&amp;[.D15]&amp;&quot;',&quot;&amp;[.E15]&amp;&quot;,'&quot;&amp;[.F15]&amp;&quot;',&quot;&amp;[.G15]&amp;&quot;,&quot;&amp;[.H15]&amp;&quot;,&quot;&amp;[.I15]&amp;&quot;)&quot;" office:value-type="string" office:string-value="INSERT INTO [dbo].[tblItems] ([ItemCode],[ItemName],[ItemType],[ItemPackage],[ItemPrice],[ItemCareType],[ItemFrequency],[ItemPatCat],[AuditUserID]) VALUES ('0013','AMOXICILLIN TRIHYDRATE+CLAVULANIC POTASSIUM 500MG+125MG CAPSULES','D','15 CAPSULESULESULES',1110,'O',0,15,1)" calcext:value-type="string">
            <text:p>INSERT INTO [dbo].[tblItems] ([ItemCode],[ItemName],[ItemType],[ItemPackage],[ItemPrice],[ItemCareType],[ItemFrequency],[ItemPatCat],[AuditUserID]) VALUES ('0013','AMOXICILLIN TRIHYDRATE+CLAVULANIC POTASSIUM 500MG+125MG CAPSULES','D','15 CAPSULESULESULES',1110,'O',0,15,1)</text:p>
          </table:table-cell>
        </table:table-row>
        <table:table-row table:style-name="ro2">
          <table:table-cell office:value-type="string" calcext:value-type="string">
            <text:p>0014</text:p>
          </table:table-cell>
          <table:table-cell office:value-type="string" calcext:value-type="string">
            <text:p>AMPICILLIN PDR F INJ 500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 VIAL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6]&amp;&quot;','&quot;&amp;[.B16]&amp;&quot;','&quot;&amp;[.C16]&amp;&quot;','&quot;&amp;[.D16]&amp;&quot;',&quot;&amp;[.E16]&amp;&quot;,'&quot;&amp;[.F16]&amp;&quot;',&quot;&amp;[.G16]&amp;&quot;,&quot;&amp;[.H16]&amp;&quot;,&quot;&amp;[.I16]&amp;&quot;)&quot;" office:value-type="string" office:string-value="INSERT INTO [dbo].[tblItems] ([ItemCode],[ItemName],[ItemType],[ItemPackage],[ItemPrice],[ItemCareType],[ItemFrequency],[ItemPatCat],[AuditUserID]) VALUES ('0014','AMPICILLIN PDR F INJ 500 MG','D','50 VIALS',520,'O',0,15,1)" calcext:value-type="string">
            <text:p>INSERT INTO [dbo].[tblItems] ([ItemCode],[ItemName],[ItemType],[ItemPackage],[ItemPrice],[ItemCareType],[ItemFrequency],[ItemPatCat],[AuditUserID]) VALUES ('0014','AMPICILLIN PDR F INJ 500 MG','D','50 VIALS',520,'O',0,15,1)</text:p>
          </table:table-cell>
        </table:table-row>
        <table:table-row table:style-name="ro2">
          <table:table-cell office:value-type="string" calcext:value-type="string">
            <text:p>0015</text:p>
          </table:table-cell>
          <table:table-cell office:value-type="string" calcext:value-type="string">
            <text:p>ANTI-HAEMORRHOIDS SUPPOSITORI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SUPPOSITORIES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7]&amp;&quot;','&quot;&amp;[.B17]&amp;&quot;','&quot;&amp;[.C17]&amp;&quot;','&quot;&amp;[.D17]&amp;&quot;',&quot;&amp;[.E17]&amp;&quot;,'&quot;&amp;[.F17]&amp;&quot;',&quot;&amp;[.G17]&amp;&quot;,&quot;&amp;[.H17]&amp;&quot;,&quot;&amp;[.I17]&amp;&quot;)&quot;" office:value-type="string" office:string-value="INSERT INTO [dbo].[tblItems] ([ItemCode],[ItemName],[ItemType],[ItemPackage],[ItemPrice],[ItemCareType],[ItemFrequency],[ItemPatCat],[AuditUserID]) VALUES ('0015','ANTI-HAEMORRHOIDS SUPPOSITORIES','D','12 SUPPOSITORIES',1760,'O',0,15,1)" calcext:value-type="string">
            <text:p>INSERT INTO [dbo].[tblItems] ([ItemCode],[ItemName],[ItemType],[ItemPackage],[ItemPrice],[ItemCareType],[ItemFrequency],[ItemPatCat],[AuditUserID]) VALUES ('0015','ANTI-HAEMORRHOIDS SUPPOSITORIES','D','12 SUPPOSITORIES',1760,'O',0,15,1)</text:p>
          </table:table-cell>
        </table:table-row>
        <table:table-row table:style-name="ro2">
          <table:table-cell office:value-type="string" calcext:value-type="string">
            <text:p>0016</text:p>
          </table:table-cell>
          <table:table-cell office:value-type="string" calcext:value-type="string">
            <text:p>ANTI-TOXIN TETANUS INJ 1500 IU/1M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 VIAL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8]&amp;&quot;','&quot;&amp;[.B18]&amp;&quot;','&quot;&amp;[.C18]&amp;&quot;','&quot;&amp;[.D18]&amp;&quot;',&quot;&amp;[.E18]&amp;&quot;,'&quot;&amp;[.F18]&amp;&quot;',&quot;&amp;[.G18]&amp;&quot;,&quot;&amp;[.H18]&amp;&quot;,&quot;&amp;[.I18]&amp;&quot;)&quot;" office:value-type="string" office:string-value="INSERT INTO [dbo].[tblItems] ([ItemCode],[ItemName],[ItemType],[ItemPackage],[ItemPrice],[ItemCareType],[ItemFrequency],[ItemPatCat],[AuditUserID]) VALUES ('0016','ANTI-TOXIN TETANUS INJ 1500 IU/1ML','D','1 VIAL',6400,'O',0,15,1)" calcext:value-type="string">
            <text:p>INSERT INTO [dbo].[tblItems] ([ItemCode],[ItemName],[ItemType],[ItemPackage],[ItemPrice],[ItemCareType],[ItemFrequency],[ItemPatCat],[AuditUserID]) VALUES ('0016','ANTI-TOXIN TETANUS INJ 1500 IU/1ML','D','1 VIAL',6400,'O',0,15,1)</text:p>
          </table:table-cell>
        </table:table-row>
        <table:table-row table:style-name="ro2">
          <table:table-cell office:value-type="string" calcext:value-type="string">
            <text:p>0017</text:p>
          </table:table-cell>
          <table:table-cell office:value-type="string" calcext:value-type="string">
            <text:p>ARTEMETHER/LUMEFANTRINE 20/120 MG-Category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0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19]&amp;&quot;','&quot;&amp;[.B19]&amp;&quot;','&quot;&amp;[.C19]&amp;&quot;','&quot;&amp;[.D19]&amp;&quot;',&quot;&amp;[.E19]&amp;&quot;,'&quot;&amp;[.F19]&amp;&quot;',&quot;&amp;[.G19]&amp;&quot;,&quot;&amp;[.H19]&amp;&quot;,&quot;&amp;[.I19]&amp;&quot;)&quot;" office:value-type="string" office:string-value="INSERT INTO [dbo].[tblItems] ([ItemCode],[ItemName],[ItemType],[ItemPackage],[ItemPrice],[ItemCareType],[ItemFrequency],[ItemPatCat],[AuditUserID]) VALUES ('0017','ARTEMETHER/LUMEFANTRINE 20/120 MG-Category 1','D','180T',300,'O',0,15,1)" calcext:value-type="string">
            <text:p>INSERT INTO [dbo].[tblItems] ([ItemCode],[ItemName],[ItemType],[ItemPackage],[ItemPrice],[ItemCareType],[ItemFrequency],[ItemPatCat],[AuditUserID]) VALUES ('0017','ARTEMETHER/LUMEFANTRINE 20/120 MG-Category 1','D','180T',300,'O',0,15,1)</text:p>
          </table:table-cell>
        </table:table-row>
        <table:table-row table:style-name="ro2">
          <table:table-cell office:value-type="string" calcext:value-type="string">
            <text:p>0018</text:p>
          </table:table-cell>
          <table:table-cell office:value-type="string" calcext:value-type="string">
            <text:p>ARTEMETHER/LUMEFANTRINE 20/120 MG-Category 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60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0]&amp;&quot;','&quot;&amp;[.B20]&amp;&quot;','&quot;&amp;[.C20]&amp;&quot;','&quot;&amp;[.D20]&amp;&quot;',&quot;&amp;[.E20]&amp;&quot;,'&quot;&amp;[.F20]&amp;&quot;',&quot;&amp;[.G20]&amp;&quot;,&quot;&amp;[.H20]&amp;&quot;,&quot;&amp;[.I20]&amp;&quot;)&quot;" office:value-type="string" office:string-value="INSERT INTO [dbo].[tblItems] ([ItemCode],[ItemName],[ItemType],[ItemPackage],[ItemPrice],[ItemCareType],[ItemFrequency],[ItemPatCat],[AuditUserID]) VALUES ('0018','ARTEMETHER/LUMEFANTRINE 20/120 MG-Category 2','D','360T',300,'O',0,15,1)" calcext:value-type="string">
            <text:p>INSERT INTO [dbo].[tblItems] ([ItemCode],[ItemName],[ItemType],[ItemPackage],[ItemPrice],[ItemCareType],[ItemFrequency],[ItemPatCat],[AuditUserID]) VALUES ('0018','ARTEMETHER/LUMEFANTRINE 20/120 MG-Category 2','D','360T',300,'O',0,15,1)</text:p>
          </table:table-cell>
        </table:table-row>
        <table:table-row table:style-name="ro2">
          <table:table-cell office:value-type="string" calcext:value-type="string">
            <text:p>0019</text:p>
          </table:table-cell>
          <table:table-cell office:value-type="string" calcext:value-type="string">
            <text:p>ARTEMETHER/LUMEFANTRINE 20/120 MG-Category 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20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1]&amp;&quot;','&quot;&amp;[.B21]&amp;&quot;','&quot;&amp;[.C21]&amp;&quot;','&quot;&amp;[.D21]&amp;&quot;',&quot;&amp;[.E21]&amp;&quot;,'&quot;&amp;[.F21]&amp;&quot;',&quot;&amp;[.G21]&amp;&quot;,&quot;&amp;[.H21]&amp;&quot;,&quot;&amp;[.I21]&amp;&quot;)&quot;" office:value-type="string" office:string-value="INSERT INTO [dbo].[tblItems] ([ItemCode],[ItemName],[ItemType],[ItemPackage],[ItemPrice],[ItemCareType],[ItemFrequency],[ItemPatCat],[AuditUserID]) VALUES ('0019','ARTEMETHER/LUMEFANTRINE 20/120 MG-Category 4','D','720T',500,'O',0,15,1)" calcext:value-type="string">
            <text:p>INSERT INTO [dbo].[tblItems] ([ItemCode],[ItemName],[ItemType],[ItemPackage],[ItemPrice],[ItemCareType],[ItemFrequency],[ItemPatCat],[AuditUserID]) VALUES ('0019','ARTEMETHER/LUMEFANTRINE 20/120 MG-Category 4','D','720T',500,'O',0,15,1)</text:p>
          </table:table-cell>
        </table:table-row>
        <table:table-row table:style-name="ro2">
          <table:table-cell office:value-type="string" calcext:value-type="string">
            <text:p>0020</text:p>
          </table:table-cell>
          <table:table-cell office:value-type="string" calcext:value-type="string">
            <text:p>ARTEMETHER/LUMEFANTRINE 20/120 MG-Category 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s/>540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2]&amp;&quot;','&quot;&amp;[.B22]&amp;&quot;','&quot;&amp;[.C22]&amp;&quot;','&quot;&amp;[.D22]&amp;&quot;',&quot;&amp;[.E22]&amp;&quot;,'&quot;&amp;[.F22]&amp;&quot;',&quot;&amp;[.G22]&amp;&quot;,&quot;&amp;[.H22]&amp;&quot;,&quot;&amp;[.I22]&amp;&quot;)&quot;" office:value-type="string" office:string-value="INSERT INTO [dbo].[tblItems] ([ItemCode],[ItemName],[ItemType],[ItemPackage],[ItemPrice],[ItemCareType],[ItemFrequency],[ItemPatCat],[AuditUserID]) VALUES ('0020','ARTEMETHER/LUMEFANTRINE 20/120 MG-Category 3','D',' 540T',500,'O',0,15,1)" calcext:value-type="string">
            <text:p>INSERT INTO [dbo].[tblItems] ([ItemCode],[ItemName],[ItemType],[ItemPackage],[ItemPrice],[ItemCareType],[ItemFrequency],[ItemPatCat],[AuditUserID]) VALUES ('0020','ARTEMETHER/LUMEFANTRINE 20/120 MG-Category 3','D',' 540T',500,'O',0,15,1)</text:p>
          </table:table-cell>
        </table:table-row>
        <table:table-row table:style-name="ro2">
          <table:table-cell office:value-type="string" calcext:value-type="string">
            <text:p>0021</text:p>
          </table:table-cell>
          <table:table-cell office:value-type="string" calcext:value-type="string">
            <text:p>ASCORBIC ACID TABS 100 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00 TABLE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3]&amp;&quot;','&quot;&amp;[.B23]&amp;&quot;','&quot;&amp;[.C23]&amp;&quot;','&quot;&amp;[.D23]&amp;&quot;',&quot;&amp;[.E23]&amp;&quot;,'&quot;&amp;[.F23]&amp;&quot;',&quot;&amp;[.G23]&amp;&quot;,&quot;&amp;[.H23]&amp;&quot;,&quot;&amp;[.I23]&amp;&quot;)&quot;" office:value-type="string" office:string-value="INSERT INTO [dbo].[tblItems] ([ItemCode],[ItemName],[ItemType],[ItemPackage],[ItemPrice],[ItemCareType],[ItemFrequency],[ItemPatCat],[AuditUserID]) VALUES ('0021','ASCORBIC ACID TABS 100 MG','D','1000 TABLETS',10,'O',0,15,1)" calcext:value-type="string">
            <text:p>INSERT INTO [dbo].[tblItems] ([ItemCode],[ItemName],[ItemType],[ItemPackage],[ItemPrice],[ItemCareType],[ItemFrequency],[ItemPatCat],[AuditUserID]) VALUES ('0021','ASCORBIC ACID TABS 100 MG','D','1000 TABLETS',10,'O',0,15,1)</text:p>
          </table:table-cell>
        </table:table-row>
        <table:table-row table:style-name="ro2">
          <table:table-cell office:value-type="string" calcext:value-type="string">
            <text:p>0022</text:p>
          </table:table-cell>
          <table:table-cell office:value-type="string" calcext:value-type="string">
            <text:p>ATENOLOL 50MG TABLT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 TABLET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4]&amp;&quot;','&quot;&amp;[.B24]&amp;&quot;','&quot;&amp;[.C24]&amp;&quot;','&quot;&amp;[.D24]&amp;&quot;',&quot;&amp;[.E24]&amp;&quot;,'&quot;&amp;[.F24]&amp;&quot;',&quot;&amp;[.G24]&amp;&quot;,&quot;&amp;[.H24]&amp;&quot;,&quot;&amp;[.I24]&amp;&quot;)&quot;" office:value-type="string" office:string-value="INSERT INTO [dbo].[tblItems] ([ItemCode],[ItemName],[ItemType],[ItemPackage],[ItemPrice],[ItemCareType],[ItemFrequency],[ItemPatCat],[AuditUserID]) VALUES ('0022','ATENOLOL 50MG TABLTES','D','28 TABLETS',130,'O',0,15,1)" calcext:value-type="string">
            <text:p>INSERT INTO [dbo].[tblItems] ([ItemCode],[ItemName],[ItemType],[ItemPackage],[ItemPrice],[ItemCareType],[ItemFrequency],[ItemPatCat],[AuditUserID]) VALUES ('0022','ATENOLOL 50MG TABLTES','D','28 TABLETS',130,'O',0,15,1)</text:p>
          </table:table-cell>
        </table:table-row>
        <table:table-row table:style-name="ro2">
          <table:table-cell office:value-type="string" calcext:value-type="string">
            <text:p>0023</text:p>
          </table:table-cell>
          <table:table-cell office:value-type="string" calcext:value-type="string">
            <text:p>ATROPINE 1ML INJ 1MG/M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 VIAL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5]&amp;&quot;','&quot;&amp;[.B25]&amp;&quot;','&quot;&amp;[.C25]&amp;&quot;','&quot;&amp;[.D25]&amp;&quot;',&quot;&amp;[.E25]&amp;&quot;,'&quot;&amp;[.F25]&amp;&quot;',&quot;&amp;[.G25]&amp;&quot;,&quot;&amp;[.H25]&amp;&quot;,&quot;&amp;[.I25]&amp;&quot;)&quot;" office:value-type="string" office:string-value="INSERT INTO [dbo].[tblItems] ([ItemCode],[ItemName],[ItemType],[ItemPackage],[ItemPrice],[ItemCareType],[ItemFrequency],[ItemPatCat],[AuditUserID]) VALUES ('0023','ATROPINE 1ML INJ 1MG/ML','D','10 VIALS',270,'O',0,15,1)" calcext:value-type="string">
            <text:p>INSERT INTO [dbo].[tblItems] ([ItemCode],[ItemName],[ItemType],[ItemPackage],[ItemPrice],[ItemCareType],[ItemFrequency],[ItemPatCat],[AuditUserID]) VALUES ('0023','ATROPINE 1ML INJ 1MG/ML','D','10 VIALS',270,'O',0,15,1)</text:p>
          </table:table-cell>
        </table:table-row>
        <table:table-row table:style-name="ro2">
          <table:table-cell office:value-type="string" calcext:value-type="string">
            <text:p>0024</text:p>
          </table:table-cell>
          <table:table-cell office:value-type="string" calcext:value-type="string">
            <text:p>AZITHROMYCIN DEHYDRATE CAP 250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 CAPSULESULESU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6]&amp;&quot;','&quot;&amp;[.B26]&amp;&quot;','&quot;&amp;[.C26]&amp;&quot;','&quot;&amp;[.D26]&amp;&quot;',&quot;&amp;[.E26]&amp;&quot;,'&quot;&amp;[.F26]&amp;&quot;',&quot;&amp;[.G26]&amp;&quot;,&quot;&amp;[.H26]&amp;&quot;,&quot;&amp;[.I26]&amp;&quot;)&quot;" office:value-type="string" office:string-value="INSERT INTO [dbo].[tblItems] ([ItemCode],[ItemName],[ItemType],[ItemPackage],[ItemPrice],[ItemCareType],[ItemFrequency],[ItemPatCat],[AuditUserID]) VALUES ('0024','AZITHROMYCIN DEHYDRATE CAP 250MG','D','6 CAPSULESULESULES',240,'O',0,15,1)" calcext:value-type="string">
            <text:p>INSERT INTO [dbo].[tblItems] ([ItemCode],[ItemName],[ItemType],[ItemPackage],[ItemPrice],[ItemCareType],[ItemFrequency],[ItemPatCat],[AuditUserID]) VALUES ('0024','AZITHROMYCIN DEHYDRATE CAP 250MG','D','6 CAPSULESULESULES',240,'O',0,15,1)</text:p>
          </table:table-cell>
        </table:table-row>
        <table:table-row table:style-name="ro2">
          <table:table-cell office:value-type="string" calcext:value-type="string">
            <text:p>0025</text:p>
          </table:table-cell>
          <table:table-cell office:value-type="string" calcext:value-type="string">
            <text:p>BANDAGE CREPE 15CM X 4.5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7]&amp;&quot;','&quot;&amp;[.B27]&amp;&quot;','&quot;&amp;[.C27]&amp;&quot;','&quot;&amp;[.D27]&amp;&quot;',&quot;&amp;[.E27]&amp;&quot;,'&quot;&amp;[.F27]&amp;&quot;',&quot;&amp;[.G27]&amp;&quot;,&quot;&amp;[.H27]&amp;&quot;,&quot;&amp;[.I27]&amp;&quot;)&quot;" office:value-type="string" office:string-value="INSERT INTO [dbo].[tblItems] ([ItemCode],[ItemName],[ItemType],[ItemPackage],[ItemPrice],[ItemCareType],[ItemFrequency],[ItemPatCat],[AuditUserID]) VALUES ('0025','BANDAGE CREPE 15CM X 4.5 M','D','12 PIECES',1000,'O',0,15,1)" calcext:value-type="string">
            <text:p>INSERT INTO [dbo].[tblItems] ([ItemCode],[ItemName],[ItemType],[ItemPackage],[ItemPrice],[ItemCareType],[ItemFrequency],[ItemPatCat],[AuditUserID]) VALUES ('0025','BANDAGE CREPE 15CM X 4.5 M','D','12 PIECES',1000,'O',0,15,1)</text:p>
          </table:table-cell>
        </table:table-row>
        <table:table-row table:style-name="ro2">
          <table:table-cell office:value-type="string" calcext:value-type="string">
            <text:p>0026</text:p>
          </table:table-cell>
          <table:table-cell office:value-type="string" calcext:value-type="string">
            <text:p>BANDAGE CREPE 7.5 CM X 4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8]&amp;&quot;','&quot;&amp;[.B28]&amp;&quot;','&quot;&amp;[.C28]&amp;&quot;','&quot;&amp;[.D28]&amp;&quot;',&quot;&amp;[.E28]&amp;&quot;,'&quot;&amp;[.F28]&amp;&quot;',&quot;&amp;[.G28]&amp;&quot;,&quot;&amp;[.H28]&amp;&quot;,&quot;&amp;[.I28]&amp;&quot;)&quot;" office:value-type="string" office:string-value="INSERT INTO [dbo].[tblItems] ([ItemCode],[ItemName],[ItemType],[ItemPackage],[ItemPrice],[ItemCareType],[ItemFrequency],[ItemPatCat],[AuditUserID]) VALUES ('0026','BANDAGE CREPE 7.5 CM X 4 M','D','12 PIECES',600,'O',0,15,1)" calcext:value-type="string">
            <text:p>INSERT INTO [dbo].[tblItems] ([ItemCode],[ItemName],[ItemType],[ItemPackage],[ItemPrice],[ItemCareType],[ItemFrequency],[ItemPatCat],[AuditUserID]) VALUES ('0026','BANDAGE CREPE 7.5 CM X 4 M','D','12 PIECES',600,'O',0,15,1)</text:p>
          </table:table-cell>
        </table:table-row>
        <table:table-row table:style-name="ro2">
          <table:table-cell office:value-type="string" calcext:value-type="string">
            <text:p>0027</text:p>
          </table:table-cell>
          <table:table-cell office:value-type="string" calcext:value-type="string">
            <text:p>BANDAGE ELASTIC ADHESIVE 4CM X 4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29]&amp;&quot;','&quot;&amp;[.B29]&amp;&quot;','&quot;&amp;[.C29]&amp;&quot;','&quot;&amp;[.D29]&amp;&quot;',&quot;&amp;[.E29]&amp;&quot;,'&quot;&amp;[.F29]&amp;&quot;',&quot;&amp;[.G29]&amp;&quot;,&quot;&amp;[.H29]&amp;&quot;,&quot;&amp;[.I29]&amp;&quot;)&quot;" office:value-type="string" office:string-value="INSERT INTO [dbo].[tblItems] ([ItemCode],[ItemName],[ItemType],[ItemPackage],[ItemPrice],[ItemCareType],[ItemFrequency],[ItemPatCat],[AuditUserID]) VALUES ('0027','BANDAGE ELASTIC ADHESIVE 4CM X 4M','D','12 PIECES',2010,'O',0,15,1)" calcext:value-type="string">
            <text:p>INSERT INTO [dbo].[tblItems] ([ItemCode],[ItemName],[ItemType],[ItemPackage],[ItemPrice],[ItemCareType],[ItemFrequency],[ItemPatCat],[AuditUserID]) VALUES ('0027','BANDAGE ELASTIC ADHESIVE 4CM X 4M','D','12 PIECES',2010,'O',0,15,1)</text:p>
          </table:table-cell>
        </table:table-row>
        <table:table-row table:style-name="ro2">
          <table:table-cell office:value-type="string" calcext:value-type="string">
            <text:p>0028</text:p>
          </table:table-cell>
          <table:table-cell office:value-type="string" calcext:value-type="string">
            <text:p>BANDAGE ELASTIC ADHESIVE 7.5 CM X 4.5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30]&amp;&quot;','&quot;&amp;[.B30]&amp;&quot;','&quot;&amp;[.C30]&amp;&quot;','&quot;&amp;[.D30]&amp;&quot;',&quot;&amp;[.E30]&amp;&quot;,'&quot;&amp;[.F30]&amp;&quot;',&quot;&amp;[.G30]&amp;&quot;,&quot;&amp;[.H30]&amp;&quot;,&quot;&amp;[.I30]&amp;&quot;)&quot;" office:value-type="string" office:string-value="INSERT INTO [dbo].[tblItems] ([ItemCode],[ItemName],[ItemType],[ItemPackage],[ItemPrice],[ItemCareType],[ItemFrequency],[ItemPatCat],[AuditUserID]) VALUES ('0028','BANDAGE ELASTIC ADHESIVE 7.5 CM X 4.5 M','D','12 PIECES',3020,'O',0,15,1)" calcext:value-type="string">
            <text:p>INSERT INTO [dbo].[tblItems] ([ItemCode],[ItemName],[ItemType],[ItemPackage],[ItemPrice],[ItemCareType],[ItemFrequency],[ItemPatCat],[AuditUserID]) VALUES ('0028','BANDAGE ELASTIC ADHESIVE 7.5 CM X 4.5 M','D','12 PIECES',3020,'O',0,15,1)</text:p>
          </table:table-cell>
        </table:table-row>
        <table:table-row table:style-name="ro2">
          <table:table-cell office:value-type="string" calcext:value-type="string">
            <text:p>0029</text:p>
          </table:table-cell>
          <table:table-cell office:value-type="string" calcext:value-type="string">
            <text:p>BANDAGE HOSPITAL QUALITY SIZE 10 CM X 4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31]&amp;&quot;','&quot;&amp;[.B31]&amp;&quot;','&quot;&amp;[.C31]&amp;&quot;','&quot;&amp;[.D31]&amp;&quot;',&quot;&amp;[.E31]&amp;&quot;,'&quot;&amp;[.F31]&amp;&quot;',&quot;&amp;[.G31]&amp;&quot;,&quot;&amp;[.H31]&amp;&quot;,&quot;&amp;[.I31]&amp;&quot;)&quot;" office:value-type="string" office:string-value="INSERT INTO [dbo].[tblItems] ([ItemCode],[ItemName],[ItemType],[ItemPackage],[ItemPrice],[ItemCareType],[ItemFrequency],[ItemPatCat],[AuditUserID]) VALUES ('0029','BANDAGE HOSPITAL QUALITY SIZE 10 CM X 4 M','D','12 PIECES',600,'O',0,15,1)" calcext:value-type="string">
            <text:p>INSERT INTO [dbo].[tblItems] ([ItemCode],[ItemName],[ItemType],[ItemPackage],[ItemPrice],[ItemCareType],[ItemFrequency],[ItemPatCat],[AuditUserID]) VALUES ('0029','BANDAGE HOSPITAL QUALITY SIZE 10 CM X 4 M','D','12 PIECES',600,'O',0,15,1)</text:p>
          </table:table-cell>
        </table:table-row>
        <table:table-row table:style-name="ro2">
          <table:table-cell office:value-type="string" calcext:value-type="string">
            <text:p>0030</text:p>
          </table:table-cell>
          <table:table-cell office:value-type="string" calcext:value-type="string">
            <text:p>BANDAGE HOSPITAL QUALITY SIZE 12.5 CM X 4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32]&amp;&quot;','&quot;&amp;[.B32]&amp;&quot;','&quot;&amp;[.C32]&amp;&quot;','&quot;&amp;[.D32]&amp;&quot;',&quot;&amp;[.E32]&amp;&quot;,'&quot;&amp;[.F32]&amp;&quot;',&quot;&amp;[.G32]&amp;&quot;,&quot;&amp;[.H32]&amp;&quot;,&quot;&amp;[.I32]&amp;&quot;)&quot;" office:value-type="string" office:string-value="INSERT INTO [dbo].[tblItems] ([ItemCode],[ItemName],[ItemType],[ItemPackage],[ItemPrice],[ItemCareType],[ItemFrequency],[ItemPatCat],[AuditUserID]) VALUES ('0030','BANDAGE HOSPITAL QUALITY SIZE 12.5 CM X 4 M','D','12 PIECES',750,'O',0,15,1)" calcext:value-type="string">
            <text:p>INSERT INTO [dbo].[tblItems] ([ItemCode],[ItemName],[ItemType],[ItemPackage],[ItemPrice],[ItemCareType],[ItemFrequency],[ItemPatCat],[AuditUserID]) VALUES ('0030','BANDAGE HOSPITAL QUALITY SIZE 12.5 CM X 4 M','D','12 PIECES',750,'O',0,15,1)</text:p>
          </table:table-cell>
        </table:table-row>
        <table:table-row table:style-name="ro2">
          <table:table-cell office:value-type="string" calcext:value-type="string">
            <text:p>0031</text:p>
          </table:table-cell>
          <table:table-cell office:value-type="string" calcext:value-type="string">
            <text:p>BANDAGE HOSPITAL QUALITY SIZE 15 CM X 4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33]&amp;&quot;','&quot;&amp;[.B33]&amp;&quot;','&quot;&amp;[.C33]&amp;&quot;','&quot;&amp;[.D33]&amp;&quot;',&quot;&amp;[.E33]&amp;&quot;,'&quot;&amp;[.F33]&amp;&quot;',&quot;&amp;[.G33]&amp;&quot;,&quot;&amp;[.H33]&amp;&quot;,&quot;&amp;[.I33]&amp;&quot;)&quot;" office:value-type="string" office:string-value="INSERT INTO [dbo].[tblItems] ([ItemCode],[ItemName],[ItemType],[ItemPackage],[ItemPrice],[ItemCareType],[ItemFrequency],[ItemPatCat],[AuditUserID]) VALUES ('0031','BANDAGE HOSPITAL QUALITY SIZE 15 CM X 4 M','D','12 PIECES',850,'O',0,15,1)" calcext:value-type="string">
            <text:p>INSERT INTO [dbo].[tblItems] ([ItemCode],[ItemName],[ItemType],[ItemPackage],[ItemPrice],[ItemCareType],[ItemFrequency],[ItemPatCat],[AuditUserID]) VALUES ('0031','BANDAGE HOSPITAL QUALITY SIZE 15 CM X 4 M','D','12 PIECES',850,'O',0,15,1)</text:p>
          </table:table-cell>
        </table:table-row>
        <table:table-row table:style-name="ro2">
          <table:table-cell office:value-type="string" calcext:value-type="string">
            <text:p>0032</text:p>
          </table:table-cell>
          <table:table-cell office:value-type="string" calcext:value-type="string">
            <text:p>BANDAGE HOSPITAL QUALITY SIZE 5 CM X 4 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 PIECE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tems] ([ItemCode],[ItemName],[ItemType],[ItemPackage],[ItemPrice],[ItemCareType],[ItemFrequency],[ItemPatCat],[AuditUserID]) VALUES ('&quot;&amp;[.A34]&amp;&quot;','&quot;&amp;[.B34]&amp;&quot;','&quot;&amp;[.C34]&amp;&quot;','&quot;&amp;[.D34]&amp;&quot;',&quot;&amp;[.E34]&amp;&quot;,'&quot;&amp;[.F34]&amp;&quot;',&quot;&amp;[.G34]&amp;&quot;,&quot;&amp;[.H34]&amp;&quot;,&quot;&amp;[.I34]&amp;&quot;)&quot;" office:value-type="string" office:string-value="INSERT INTO [dbo].[tblItems] ([ItemCode],[ItemName],[ItemType],[ItemPackage],[ItemPrice],[ItemCareType],[ItemFrequency],[ItemPatCat],[AuditUserID]) VALUES ('0032','BANDAGE HOSPITAL QUALITY SIZE 5 CM X 4 M','D','12 PIECES',450,'O',0,15,1)" calcext:value-type="string">
            <text:p>INSERT INTO [dbo].[tblItems] ([ItemCode],[ItemName],[ItemType],[ItemPackage],[ItemPrice],[ItemCareType],[ItemFrequency],[ItemPatCat],[AuditUserID]) VALUES ('0032','BANDAGE HOSPITAL QUALITY SIZE 5 CM X 4 M','D','12 PIECES',450,'O',0,15,1)</text:p>
          </table:table-cell>
        </table:table-row>
      </table:table>
      <table:table table:name="tblServices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ce4"/>
        <table:table-column table:style-name="co1" table:number-columns-repeated="2" table:default-cell-style-name="ce5"/>
        <table:table-row table:style-name="ro2">
          <table:table-cell table:style-name="Default" office:value-type="string" calcext:value-type="string">
            <text:p>Medical service upload SQL statements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2">
          <table:table-cell table:style-name="ce7" office:value-type="string" calcext:value-type="string">
            <text:p>ServCode</text:p>
          </table:table-cell>
          <table:table-cell table:style-name="ce7" office:value-type="string" calcext:value-type="string">
            <text:p>ServName</text:p>
          </table:table-cell>
          <table:table-cell table:style-name="ce7" office:value-type="string" calcext:value-type="string">
            <text:p>ServType</text:p>
          </table:table-cell>
          <table:table-cell table:style-name="ce7" office:value-type="string" calcext:value-type="string">
            <text:p>ServLevel</text:p>
          </table:table-cell>
          <table:table-cell table:style-name="ce7" office:value-type="string" calcext:value-type="string">
            <text:p>ServPrice</text:p>
          </table:table-cell>
          <table:table-cell table:style-name="ce7" office:value-type="string" calcext:value-type="string">
            <text:p>ServCareType</text:p>
          </table:table-cell>
          <table:table-cell table:style-name="ce7" office:value-type="string" calcext:value-type="string">
            <text:p>ServFrequency</text:p>
          </table:table-cell>
          <table:table-cell table:style-name="ce7" office:value-type="string" calcext:value-type="string">
            <text:p>ServPatCat</text:p>
          </table:table-cell>
          <table:table-cell table:style-name="ce7" office:value-type="string" calcext:value-type="string">
            <text:p>ServCateg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OBG Cervical Cerclage - Shrodik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4]&amp;&quot;','&quot;&amp;[.B4]&amp;&quot;','&quot;&amp;[.C4]&amp;&quot;','&quot;&amp;[.D4]&amp;&quot;',&quot;&amp;[.E4]&amp;&quot;,'&quot;&amp;[.F4]&amp;&quot;',&quot;&amp;[.G4]&amp;&quot;,&quot;&amp;[.H4]&amp;&quot;,1,'&quot;&amp;[.I4]&amp;&quot;')&quot;" office:value-type="string" office:string-value="INSERT INTO [dbo].[tblServices] ([ServCode],[ServName],[ServType],[ServLevel],[ServPrice],[ServCareType],[ServFrequency],[ServPatCat],[AuditUserID],[ServCategory]) VALUES ('M1','OBG Cervical Cerclage - Shrodikar','C','D',21000,'B',0,15,1,'S')" calcext:value-type="string">
            <text:p>INSERT INTO [dbo].[tblServices] ([ServCode],[ServName],[ServType],[ServLevel],[ServPrice],[ServCareType],[ServFrequency],[ServPatCat],[AuditUserID],[ServCategory]) VALUES ('M1','OBG Cervical Cerclage - Shrodikar','C','D',21000,'B',0,15,1,'S')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OBG Cervix Repa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5]&amp;&quot;','&quot;&amp;[.B5]&amp;&quot;','&quot;&amp;[.C5]&amp;&quot;','&quot;&amp;[.D5]&amp;&quot;',&quot;&amp;[.E5]&amp;&quot;,'&quot;&amp;[.F5]&amp;&quot;',&quot;&amp;[.G5]&amp;&quot;,&quot;&amp;[.H5]&amp;&quot;,1,'&quot;&amp;[.I5]&amp;&quot;')&quot;" office:value-type="string" office:string-value="INSERT INTO [dbo].[tblServices] ([ServCode],[ServName],[ServType],[ServLevel],[ServPrice],[ServCareType],[ServFrequency],[ServPatCat],[AuditUserID],[ServCategory]) VALUES ('M2','OBG Cervix Repair','C','D',21000,'B',0,15,1,'S')" calcext:value-type="string">
            <text:p>INSERT INTO [dbo].[tblServices] ([ServCode],[ServName],[ServType],[ServLevel],[ServPrice],[ServCareType],[ServFrequency],[ServPatCat],[AuditUserID],[ServCategory]) VALUES ('M2','OBG Cervix Repair','C','D',21000,'B',0,15,1,'S')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OBG Colpotom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6]&amp;&quot;','&quot;&amp;[.B6]&amp;&quot;','&quot;&amp;[.C6]&amp;&quot;','&quot;&amp;[.D6]&amp;&quot;',&quot;&amp;[.E6]&amp;&quot;,'&quot;&amp;[.F6]&amp;&quot;',&quot;&amp;[.G6]&amp;&quot;,&quot;&amp;[.H6]&amp;&quot;,1,'&quot;&amp;[.I6]&amp;&quot;')&quot;" office:value-type="string" office:string-value="INSERT INTO [dbo].[tblServices] ([ServCode],[ServName],[ServType],[ServLevel],[ServPrice],[ServCareType],[ServFrequency],[ServPatCat],[AuditUserID],[ServCategory]) VALUES ('M3','OBG Colpotomy','C','D',21000,'B',0,15,1,'S')" calcext:value-type="string">
            <text:p>INSERT INTO [dbo].[tblServices] ([ServCode],[ServName],[ServType],[ServLevel],[ServPrice],[ServCareType],[ServFrequency],[ServPatCat],[AuditUserID],[ServCategory]) VALUES ('M3','OBG Colpotomy','C','D',21000,'B',0,15,1,'S')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OBG Mursupialis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7]&amp;&quot;','&quot;&amp;[.B7]&amp;&quot;','&quot;&amp;[.C7]&amp;&quot;','&quot;&amp;[.D7]&amp;&quot;',&quot;&amp;[.E7]&amp;&quot;,'&quot;&amp;[.F7]&amp;&quot;',&quot;&amp;[.G7]&amp;&quot;,&quot;&amp;[.H7]&amp;&quot;,1,'&quot;&amp;[.I7]&amp;&quot;')&quot;" office:value-type="string" office:string-value="INSERT INTO [dbo].[tblServices] ([ServCode],[ServName],[ServType],[ServLevel],[ServPrice],[ServCareType],[ServFrequency],[ServPatCat],[AuditUserID],[ServCategory]) VALUES ('M4','OBG Mursupialisation','C','D',21000,'B',0,15,1,'S')" calcext:value-type="string">
            <text:p>INSERT INTO [dbo].[tblServices] ([ServCode],[ServName],[ServType],[ServLevel],[ServPrice],[ServCareType],[ServFrequency],[ServPatCat],[AuditUserID],[ServCategory]) VALUES ('M4','OBG Mursupialisation','C','D',21000,'B',0,15,1,'S')</text:p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OBG Perineal / Genital Repai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8]&amp;&quot;','&quot;&amp;[.B8]&amp;&quot;','&quot;&amp;[.C8]&amp;&quot;','&quot;&amp;[.D8]&amp;&quot;',&quot;&amp;[.E8]&amp;&quot;,'&quot;&amp;[.F8]&amp;&quot;',&quot;&amp;[.G8]&amp;&quot;,&quot;&amp;[.H8]&amp;&quot;,1,'&quot;&amp;[.I8]&amp;&quot;')&quot;" office:value-type="string" office:string-value="INSERT INTO [dbo].[tblServices] ([ServCode],[ServName],[ServType],[ServLevel],[ServPrice],[ServCareType],[ServFrequency],[ServPatCat],[AuditUserID],[ServCategory]) VALUES ('M5','OBG Perineal / Genital Repair','C','D',21000,'B',0,15,1,'S')" calcext:value-type="string">
            <text:p>INSERT INTO [dbo].[tblServices] ([ServCode],[ServName],[ServType],[ServLevel],[ServPrice],[ServCareType],[ServFrequency],[ServPatCat],[AuditUserID],[ServCategory]) VALUES ('M5','OBG Perineal / Genital Repair','C','D',21000,'B',0,15,1,'S')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OBG Polypectomy - Cervic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9]&amp;&quot;','&quot;&amp;[.B9]&amp;&quot;','&quot;&amp;[.C9]&amp;&quot;','&quot;&amp;[.D9]&amp;&quot;',&quot;&amp;[.E9]&amp;&quot;,'&quot;&amp;[.F9]&amp;&quot;',&quot;&amp;[.G9]&amp;&quot;,&quot;&amp;[.H9]&amp;&quot;,1,'&quot;&amp;[.I9]&amp;&quot;')&quot;" office:value-type="string" office:string-value="INSERT INTO [dbo].[tblServices] ([ServCode],[ServName],[ServType],[ServLevel],[ServPrice],[ServCareType],[ServFrequency],[ServPatCat],[AuditUserID],[ServCategory]) VALUES ('M6','OBG Polypectomy - Cervical','C','D',21000,'B',0,15,1,'S')" calcext:value-type="string">
            <text:p>INSERT INTO [dbo].[tblServices] ([ServCode],[ServName],[ServType],[ServLevel],[ServPrice],[ServCareType],[ServFrequency],[ServPatCat],[AuditUserID],[ServCategory]) VALUES ('M6','OBG Polypectomy - Cervical','C','D',21000,'B',0,15,1,'S')</text:p>
          </table:table-cell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OBG Surgical Toilet and Suture for 3rd Degree Tea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0]&amp;&quot;','&quot;&amp;[.B10]&amp;&quot;','&quot;&amp;[.C10]&amp;&quot;','&quot;&amp;[.D10]&amp;&quot;',&quot;&amp;[.E10]&amp;&quot;,'&quot;&amp;[.F10]&amp;&quot;',&quot;&amp;[.G10]&amp;&quot;,&quot;&amp;[.H10]&amp;&quot;,1,'&quot;&amp;[.I10]&amp;&quot;')&quot;" office:value-type="string" office:string-value="INSERT INTO [dbo].[tblServices] ([ServCode],[ServName],[ServType],[ServLevel],[ServPrice],[ServCareType],[ServFrequency],[ServPatCat],[AuditUserID],[ServCategory]) VALUES ('M7','OBG Surgical Toilet and Suture for 3rd Degree Tears','C','D',21000,'B',0,15,1,'S')" calcext:value-type="string">
            <text:p>INSERT INTO [dbo].[tblServices] ([ServCode],[ServName],[ServType],[ServLevel],[ServPrice],[ServCareType],[ServFrequency],[ServPatCat],[AuditUserID],[ServCategory]) VALUES ('M7','OBG Surgical Toilet and Suture for 3rd Degree Tears','C','D',21000,'B',0,15,1,'S')</text:p>
          </table:table-cell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SUR Anal Dilat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1]&amp;&quot;','&quot;&amp;[.B11]&amp;&quot;','&quot;&amp;[.C11]&amp;&quot;','&quot;&amp;[.D11]&amp;&quot;',&quot;&amp;[.E11]&amp;&quot;,'&quot;&amp;[.F11]&amp;&quot;',&quot;&amp;[.G11]&amp;&quot;,&quot;&amp;[.H11]&amp;&quot;,1,'&quot;&amp;[.I11]&amp;&quot;')&quot;" office:value-type="string" office:string-value="INSERT INTO [dbo].[tblServices] ([ServCode],[ServName],[ServType],[ServLevel],[ServPrice],[ServCareType],[ServFrequency],[ServPatCat],[AuditUserID],[ServCategory]) VALUES ('M8','SUR Anal Dilatation','C','D',21000,'B',0,15,1,'S')" calcext:value-type="string">
            <text:p>INSERT INTO [dbo].[tblServices] ([ServCode],[ServName],[ServType],[ServLevel],[ServPrice],[ServCareType],[ServFrequency],[ServPatCat],[AuditUserID],[ServCategory]) VALUES ('M8','SUR Anal Dilatation','C','D',21000,'B',0,15,1,'S')</text:p>
          </table:table-cell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SUR Biopsy - Incisio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2]&amp;&quot;','&quot;&amp;[.B12]&amp;&quot;','&quot;&amp;[.C12]&amp;&quot;','&quot;&amp;[.D12]&amp;&quot;',&quot;&amp;[.E12]&amp;&quot;,'&quot;&amp;[.F12]&amp;&quot;',&quot;&amp;[.G12]&amp;&quot;,&quot;&amp;[.H12]&amp;&quot;,1,'&quot;&amp;[.I12]&amp;&quot;')&quot;" office:value-type="string" office:string-value="INSERT INTO [dbo].[tblServices] ([ServCode],[ServName],[ServType],[ServLevel],[ServPrice],[ServCareType],[ServFrequency],[ServPatCat],[AuditUserID],[ServCategory]) VALUES ('M9','SUR Biopsy - Incisional','C','D',21000,'B',0,15,1,'S')" calcext:value-type="string">
            <text:p>INSERT INTO [dbo].[tblServices] ([ServCode],[ServName],[ServType],[ServLevel],[ServPrice],[ServCareType],[ServFrequency],[ServPatCat],[AuditUserID],[ServCategory]) VALUES ('M9','SUR Biopsy - Incisional','C','D',21000,'B',0,15,1,'S')</text:p>
          </table:table-cell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SUR Biopsy - Lymph N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3]&amp;&quot;','&quot;&amp;[.B13]&amp;&quot;','&quot;&amp;[.C13]&amp;&quot;','&quot;&amp;[.D13]&amp;&quot;',&quot;&amp;[.E13]&amp;&quot;,'&quot;&amp;[.F13]&amp;&quot;',&quot;&amp;[.G13]&amp;&quot;,&quot;&amp;[.H13]&amp;&quot;,1,'&quot;&amp;[.I13]&amp;&quot;')&quot;" office:value-type="string" office:string-value="INSERT INTO [dbo].[tblServices] ([ServCode],[ServName],[ServType],[ServLevel],[ServPrice],[ServCareType],[ServFrequency],[ServPatCat],[AuditUserID],[ServCategory]) VALUES ('M10','SUR Biopsy - Lymph Node','C','D',21000,'B',0,15,1,'S')" calcext:value-type="string">
            <text:p>INSERT INTO [dbo].[tblServices] ([ServCode],[ServName],[ServType],[ServLevel],[ServPrice],[ServCareType],[ServFrequency],[ServPatCat],[AuditUserID],[ServCategory]) VALUES ('M10','SUR Biopsy - Lymph Node','C','D',21000,'B',0,15,1,'S')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SUR Biopsy - Testicu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4]&amp;&quot;','&quot;&amp;[.B14]&amp;&quot;','&quot;&amp;[.C14]&amp;&quot;','&quot;&amp;[.D14]&amp;&quot;',&quot;&amp;[.E14]&amp;&quot;,'&quot;&amp;[.F14]&amp;&quot;',&quot;&amp;[.G14]&amp;&quot;,&quot;&amp;[.H14]&amp;&quot;,1,'&quot;&amp;[.I14]&amp;&quot;')&quot;" office:value-type="string" office:string-value="INSERT INTO [dbo].[tblServices] ([ServCode],[ServName],[ServType],[ServLevel],[ServPrice],[ServCareType],[ServFrequency],[ServPatCat],[AuditUserID],[ServCategory]) VALUES ('M11','SUR Biopsy - Testicular','C','D',21000,'B',0,15,1,'S')" calcext:value-type="string">
            <text:p>INSERT INTO [dbo].[tblServices] ([ServCode],[ServName],[ServType],[ServLevel],[ServPrice],[ServCareType],[ServFrequency],[ServPatCat],[AuditUserID],[ServCategory]) VALUES ('M11','SUR Biopsy - Testicular','C','D',21000,'B',0,15,1,'S')</text:p>
          </table:table-cell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SUR Breast Lumpectom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5]&amp;&quot;','&quot;&amp;[.B15]&amp;&quot;','&quot;&amp;[.C15]&amp;&quot;','&quot;&amp;[.D15]&amp;&quot;',&quot;&amp;[.E15]&amp;&quot;,'&quot;&amp;[.F15]&amp;&quot;',&quot;&amp;[.G15]&amp;&quot;,&quot;&amp;[.H15]&amp;&quot;,1,'&quot;&amp;[.I15]&amp;&quot;')&quot;" office:value-type="string" office:string-value="INSERT INTO [dbo].[tblServices] ([ServCode],[ServName],[ServType],[ServLevel],[ServPrice],[ServCareType],[ServFrequency],[ServPatCat],[AuditUserID],[ServCategory]) VALUES ('M12','SUR Breast Lumpectomy','C','D',21000,'B',0,15,1,'S')" calcext:value-type="string">
            <text:p>INSERT INTO [dbo].[tblServices] ([ServCode],[ServName],[ServType],[ServLevel],[ServPrice],[ServCareType],[ServFrequency],[ServPatCat],[AuditUserID],[ServCategory]) VALUES ('M12','SUR Breast Lumpectomy','C','D',21000,'B',0,15,1,'S')</text:p>
          </table:table-cell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SUR Circumcision (Paraphimosis &amp; Phymosis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6]&amp;&quot;','&quot;&amp;[.B16]&amp;&quot;','&quot;&amp;[.C16]&amp;&quot;','&quot;&amp;[.D16]&amp;&quot;',&quot;&amp;[.E16]&amp;&quot;,'&quot;&amp;[.F16]&amp;&quot;',&quot;&amp;[.G16]&amp;&quot;,&quot;&amp;[.H16]&amp;&quot;,1,'&quot;&amp;[.I16]&amp;&quot;')&quot;" office:value-type="string" office:string-value="INSERT INTO [dbo].[tblServices] ([ServCode],[ServName],[ServType],[ServLevel],[ServPrice],[ServCareType],[ServFrequency],[ServPatCat],[AuditUserID],[ServCategory]) VALUES ('M13','SUR Circumcision (Paraphimosis &amp; Phymosis)','C','D',21000,'B',0,15,1,'S')" calcext:value-type="string">
            <text:p>INSERT INTO [dbo].[tblServices] ([ServCode],[ServName],[ServType],[ServLevel],[ServPrice],[ServCareType],[ServFrequency],[ServPatCat],[AuditUserID],[ServCategory]) VALUES ('M13','SUR Circumcision (Paraphimosis &amp; Phymosis)','C','D',21000,'B',0,15,1,'S')</text:p>
          </table:table-cell>
        </table:table-row>
        <table:table-row table:style-name="ro2">
          <table:table-cell office:value-type="string" calcext:value-type="string">
            <text:p>M14</text:p>
          </table:table-cell>
          <table:table-cell office:value-type="string" calcext:value-type="string">
            <text:p>SUR In Growing Toe Na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7]&amp;&quot;','&quot;&amp;[.B17]&amp;&quot;','&quot;&amp;[.C17]&amp;&quot;','&quot;&amp;[.D17]&amp;&quot;',&quot;&amp;[.E17]&amp;&quot;,'&quot;&amp;[.F17]&amp;&quot;',&quot;&amp;[.G17]&amp;&quot;,&quot;&amp;[.H17]&amp;&quot;,1,'&quot;&amp;[.I17]&amp;&quot;')&quot;" office:value-type="string" office:string-value="INSERT INTO [dbo].[tblServices] ([ServCode],[ServName],[ServType],[ServLevel],[ServPrice],[ServCareType],[ServFrequency],[ServPatCat],[AuditUserID],[ServCategory]) VALUES ('M14','SUR In Growing Toe Nail','C','D',21000,'B',0,15,1,'S')" calcext:value-type="string">
            <text:p>INSERT INTO [dbo].[tblServices] ([ServCode],[ServName],[ServType],[ServLevel],[ServPrice],[ServCareType],[ServFrequency],[ServPatCat],[AuditUserID],[ServCategory]) VALUES ('M14','SUR In Growing Toe Nail','C','D',21000,'B',0,15,1,'S')</text:p>
          </table:table-cell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SUR Incision &amp; Drainage - Absc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8]&amp;&quot;','&quot;&amp;[.B18]&amp;&quot;','&quot;&amp;[.C18]&amp;&quot;','&quot;&amp;[.D18]&amp;&quot;',&quot;&amp;[.E18]&amp;&quot;,'&quot;&amp;[.F18]&amp;&quot;',&quot;&amp;[.G18]&amp;&quot;,&quot;&amp;[.H18]&amp;&quot;,1,'&quot;&amp;[.I18]&amp;&quot;')&quot;" office:value-type="string" office:string-value="INSERT INTO [dbo].[tblServices] ([ServCode],[ServName],[ServType],[ServLevel],[ServPrice],[ServCareType],[ServFrequency],[ServPatCat],[AuditUserID],[ServCategory]) VALUES ('M15','SUR Incision &amp; Drainage - Abscess','C','D',21000,'B',0,15,1,'S')" calcext:value-type="string">
            <text:p>INSERT INTO [dbo].[tblServices] ([ServCode],[ServName],[ServType],[ServLevel],[ServPrice],[ServCareType],[ServFrequency],[ServPatCat],[AuditUserID],[ServCategory]) VALUES ('M15','SUR Incision &amp; Drainage - Abscess','C','D',21000,'B',0,15,1,'S')</text:p>
          </table:table-cell>
        </table:table-row>
        <table:table-row table:style-name="ro2">
          <table:table-cell office:value-type="string" calcext:value-type="string">
            <text:p>M16</text:p>
          </table:table-cell>
          <table:table-cell office:value-type="string" calcext:value-type="string">
            <text:p>SUR Incision &amp; Drainage - Ischial Rectal Absc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19]&amp;&quot;','&quot;&amp;[.B19]&amp;&quot;','&quot;&amp;[.C19]&amp;&quot;','&quot;&amp;[.D19]&amp;&quot;',&quot;&amp;[.E19]&amp;&quot;,'&quot;&amp;[.F19]&amp;&quot;',&quot;&amp;[.G19]&amp;&quot;,&quot;&amp;[.H19]&amp;&quot;,1,'&quot;&amp;[.I19]&amp;&quot;')&quot;" office:value-type="string" office:string-value="INSERT INTO [dbo].[tblServices] ([ServCode],[ServName],[ServType],[ServLevel],[ServPrice],[ServCareType],[ServFrequency],[ServPatCat],[AuditUserID],[ServCategory]) VALUES ('M16','SUR Incision &amp; Drainage - Ischial Rectal Abscess','C','D',21000,'B',0,15,1,'S')" calcext:value-type="string">
            <text:p>INSERT INTO [dbo].[tblServices] ([ServCode],[ServName],[ServType],[ServLevel],[ServPrice],[ServCareType],[ServFrequency],[ServPatCat],[AuditUserID],[ServCategory]) VALUES ('M16','SUR Incision &amp; Drainage - Ischial Rectal Abscess','C','D',21000,'B',0,15,1,'S')</text:p>
          </table:table-cell>
        </table:table-row>
        <table:table-row table:style-name="ro2">
          <table:table-cell office:value-type="string" calcext:value-type="string">
            <text:p>M17</text:p>
          </table:table-cell>
          <table:table-cell office:value-type="string" calcext:value-type="string">
            <text:p>SUR Lipoma Excision (Minor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0]&amp;&quot;','&quot;&amp;[.B20]&amp;&quot;','&quot;&amp;[.C20]&amp;&quot;','&quot;&amp;[.D20]&amp;&quot;',&quot;&amp;[.E20]&amp;&quot;,'&quot;&amp;[.F20]&amp;&quot;',&quot;&amp;[.G20]&amp;&quot;,&quot;&amp;[.H20]&amp;&quot;,1,'&quot;&amp;[.I20]&amp;&quot;')&quot;" office:value-type="string" office:string-value="INSERT INTO [dbo].[tblServices] ([ServCode],[ServName],[ServType],[ServLevel],[ServPrice],[ServCareType],[ServFrequency],[ServPatCat],[AuditUserID],[ServCategory]) VALUES ('M17','SUR Lipoma Excision (Minor)','C','D',21000,'B',0,15,1,'S')" calcext:value-type="string">
            <text:p>INSERT INTO [dbo].[tblServices] ([ServCode],[ServName],[ServType],[ServLevel],[ServPrice],[ServCareType],[ServFrequency],[ServPatCat],[AuditUserID],[ServCategory]) VALUES ('M17','SUR Lipoma Excision (Minor)','C','D',21000,'B',0,15,1,'S')</text:p>
          </table:table-cell>
        </table:table-row>
        <table:table-row table:style-name="ro2">
          <table:table-cell office:value-type="string" calcext:value-type="string">
            <text:p>M18</text:p>
          </table:table-cell>
          <table:table-cell office:value-type="string" calcext:value-type="string">
            <text:p>SUR Meatotom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1]&amp;&quot;','&quot;&amp;[.B21]&amp;&quot;','&quot;&amp;[.C21]&amp;&quot;','&quot;&amp;[.D21]&amp;&quot;',&quot;&amp;[.E21]&amp;&quot;,'&quot;&amp;[.F21]&amp;&quot;',&quot;&amp;[.G21]&amp;&quot;,&quot;&amp;[.H21]&amp;&quot;,1,'&quot;&amp;[.I21]&amp;&quot;')&quot;" office:value-type="string" office:string-value="INSERT INTO [dbo].[tblServices] ([ServCode],[ServName],[ServType],[ServLevel],[ServPrice],[ServCareType],[ServFrequency],[ServPatCat],[AuditUserID],[ServCategory]) VALUES ('M18','SUR Meatotomy','C','D',21000,'B',0,15,1,'S')" calcext:value-type="string">
            <text:p>INSERT INTO [dbo].[tblServices] ([ServCode],[ServName],[ServType],[ServLevel],[ServPrice],[ServCareType],[ServFrequency],[ServPatCat],[AuditUserID],[ServCategory]) VALUES ('M18','SUR Meatotomy','C','D',21000,'B',0,15,1,'S')</text:p>
          </table:table-cell>
        </table:table-row>
        <table:table-row table:style-name="ro2">
          <table:table-cell office:value-type="string" calcext:value-type="string">
            <text:p>M19</text:p>
          </table:table-cell>
          <table:table-cell office:value-type="string" calcext:value-type="string">
            <text:p>SUR Sloughectom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2]&amp;&quot;','&quot;&amp;[.B22]&amp;&quot;','&quot;&amp;[.C22]&amp;&quot;','&quot;&amp;[.D22]&amp;&quot;',&quot;&amp;[.E22]&amp;&quot;,'&quot;&amp;[.F22]&amp;&quot;',&quot;&amp;[.G22]&amp;&quot;,&quot;&amp;[.H22]&amp;&quot;,1,'&quot;&amp;[.I22]&amp;&quot;')&quot;" office:value-type="string" office:string-value="INSERT INTO [dbo].[tblServices] ([ServCode],[ServName],[ServType],[ServLevel],[ServPrice],[ServCareType],[ServFrequency],[ServPatCat],[AuditUserID],[ServCategory]) VALUES ('M19','SUR Sloughectomy','C','D',21000,'B',0,15,1,'S')" calcext:value-type="string">
            <text:p>INSERT INTO [dbo].[tblServices] ([ServCode],[ServName],[ServType],[ServLevel],[ServPrice],[ServCareType],[ServFrequency],[ServPatCat],[AuditUserID],[ServCategory]) VALUES ('M19','SUR Sloughectomy','C','D',21000,'B',0,15,1,'S')</text:p>
          </table:table-cell>
        </table:table-row>
        <table:table-row table:style-name="ro2">
          <table:table-cell office:value-type="string" calcext:value-type="string">
            <text:p>M20</text:p>
          </table:table-cell>
          <table:table-cell office:value-type="string" calcext:value-type="string">
            <text:p>SUR Stitch Sinus Explo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3]&amp;&quot;','&quot;&amp;[.B23]&amp;&quot;','&quot;&amp;[.C23]&amp;&quot;','&quot;&amp;[.D23]&amp;&quot;',&quot;&amp;[.E23]&amp;&quot;,'&quot;&amp;[.F23]&amp;&quot;',&quot;&amp;[.G23]&amp;&quot;,&quot;&amp;[.H23]&amp;&quot;,1,'&quot;&amp;[.I23]&amp;&quot;')&quot;" office:value-type="string" office:string-value="INSERT INTO [dbo].[tblServices] ([ServCode],[ServName],[ServType],[ServLevel],[ServPrice],[ServCareType],[ServFrequency],[ServPatCat],[AuditUserID],[ServCategory]) VALUES ('M20','SUR Stitch Sinus Exploration','C','D',21000,'B',0,15,1,'S')" calcext:value-type="string">
            <text:p>INSERT INTO [dbo].[tblServices] ([ServCode],[ServName],[ServType],[ServLevel],[ServPrice],[ServCareType],[ServFrequency],[ServPatCat],[AuditUserID],[ServCategory]) VALUES ('M20','SUR Stitch Sinus Exploration','C','D',21000,'B',0,15,1,'S')</text:p>
          </table:table-cell>
        </table:table-row>
        <table:table-row table:style-name="ro2">
          <table:table-cell office:value-type="string" calcext:value-type="string">
            <text:p>M21</text:p>
          </table:table-cell>
          <table:table-cell office:value-type="string" calcext:value-type="string">
            <text:p>SUR Urethroplasty - Direct Visual (DVU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4]&amp;&quot;','&quot;&amp;[.B24]&amp;&quot;','&quot;&amp;[.C24]&amp;&quot;','&quot;&amp;[.D24]&amp;&quot;',&quot;&amp;[.E24]&amp;&quot;,'&quot;&amp;[.F24]&amp;&quot;',&quot;&amp;[.G24]&amp;&quot;,&quot;&amp;[.H24]&amp;&quot;,1,'&quot;&amp;[.I24]&amp;&quot;')&quot;" office:value-type="string" office:string-value="INSERT INTO [dbo].[tblServices] ([ServCode],[ServName],[ServType],[ServLevel],[ServPrice],[ServCareType],[ServFrequency],[ServPatCat],[AuditUserID],[ServCategory]) VALUES ('M21','SUR Urethroplasty - Direct Visual (DVU)','C','D',21000,'B',0,15,1,'S')" calcext:value-type="string">
            <text:p>INSERT INTO [dbo].[tblServices] ([ServCode],[ServName],[ServType],[ServLevel],[ServPrice],[ServCareType],[ServFrequency],[ServPatCat],[AuditUserID],[ServCategory]) VALUES ('M21','SUR Urethroplasty - Direct Visual (DVU)','C','D',21000,'B',0,15,1,'S')</text:p>
          </table:table-cell>
        </table:table-row>
        <table:table-row table:style-name="ro2">
          <table:table-cell office:value-type="string" calcext:value-type="string">
            <text:p>M22</text:p>
          </table:table-cell>
          <table:table-cell office:value-type="string" calcext:value-type="string">
            <text:p>SUR Wide Excision (Minor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5]&amp;&quot;','&quot;&amp;[.B25]&amp;&quot;','&quot;&amp;[.C25]&amp;&quot;','&quot;&amp;[.D25]&amp;&quot;',&quot;&amp;[.E25]&amp;&quot;,'&quot;&amp;[.F25]&amp;&quot;',&quot;&amp;[.G25]&amp;&quot;,&quot;&amp;[.H25]&amp;&quot;,1,'&quot;&amp;[.I25]&amp;&quot;')&quot;" office:value-type="string" office:string-value="INSERT INTO [dbo].[tblServices] ([ServCode],[ServName],[ServType],[ServLevel],[ServPrice],[ServCareType],[ServFrequency],[ServPatCat],[AuditUserID],[ServCategory]) VALUES ('M22','SUR Wide Excision (Minor)','C','D',21000,'B',0,15,1,'S')" calcext:value-type="string">
            <text:p>INSERT INTO [dbo].[tblServices] ([ServCode],[ServName],[ServType],[ServLevel],[ServPrice],[ServCareType],[ServFrequency],[ServPatCat],[AuditUserID],[ServCategory]) VALUES ('M22','SUR Wide Excision (Minor)','C','D',21000,'B',0,15,1,'S')</text:p>
          </table:table-cell>
        </table:table-row>
        <table:table-row table:style-name="ro2">
          <table:table-cell office:value-type="string" calcext:value-type="string">
            <text:p>M23</text:p>
          </table:table-cell>
          <table:table-cell office:value-type="string" calcext:value-type="string">
            <text:p>SUR Skin grafting(minor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6]&amp;&quot;','&quot;&amp;[.B26]&amp;&quot;','&quot;&amp;[.C26]&amp;&quot;','&quot;&amp;[.D26]&amp;&quot;',&quot;&amp;[.E26]&amp;&quot;,'&quot;&amp;[.F26]&amp;&quot;',&quot;&amp;[.G26]&amp;&quot;,&quot;&amp;[.H26]&amp;&quot;,1,'&quot;&amp;[.I26]&amp;&quot;')&quot;" office:value-type="string" office:string-value="INSERT INTO [dbo].[tblServices] ([ServCode],[ServName],[ServType],[ServLevel],[ServPrice],[ServCareType],[ServFrequency],[ServPatCat],[AuditUserID],[ServCategory]) VALUES ('M23','SUR Skin grafting(minor)','C','D',21000,'B',0,15,1,'S')" calcext:value-type="string">
            <text:p>INSERT INTO [dbo].[tblServices] ([ServCode],[ServName],[ServType],[ServLevel],[ServPrice],[ServCareType],[ServFrequency],[ServPatCat],[AuditUserID],[ServCategory]) VALUES ('M23','SUR Skin grafting(minor)','C','D',21000,'B',0,15,1,'S')</text:p>
          </table:table-cell>
        </table:table-row>
        <table:table-row table:style-name="ro2">
          <table:table-cell office:value-type="string" calcext:value-type="string">
            <text:p>M24</text:p>
          </table:table-cell>
          <table:table-cell office:value-type="string" calcext:value-type="string">
            <text:p>DEN Dental Tumour Excision - Small Tumo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7]&amp;&quot;','&quot;&amp;[.B27]&amp;&quot;','&quot;&amp;[.C27]&amp;&quot;','&quot;&amp;[.D27]&amp;&quot;',&quot;&amp;[.E27]&amp;&quot;,'&quot;&amp;[.F27]&amp;&quot;',&quot;&amp;[.G27]&amp;&quot;,&quot;&amp;[.H27]&amp;&quot;,1,'&quot;&amp;[.I27]&amp;&quot;')&quot;" office:value-type="string" office:string-value="INSERT INTO [dbo].[tblServices] ([ServCode],[ServName],[ServType],[ServLevel],[ServPrice],[ServCareType],[ServFrequency],[ServPatCat],[AuditUserID],[ServCategory]) VALUES ('M24','DEN Dental Tumour Excision - Small Tumours','C','D',21000,'B',0,15,1,'S')" calcext:value-type="string">
            <text:p>INSERT INTO [dbo].[tblServices] ([ServCode],[ServName],[ServType],[ServLevel],[ServPrice],[ServCareType],[ServFrequency],[ServPatCat],[AuditUserID],[ServCategory]) VALUES ('M24','DEN Dental Tumour Excision - Small Tumours','C','D',21000,'B',0,15,1,'S')</text:p>
          </table:table-cell>
        </table:table-row>
        <table:table-row table:style-name="ro2">
          <table:table-cell office:value-type="string" calcext:value-type="string">
            <text:p>M25</text:p>
          </table:table-cell>
          <table:table-cell office:value-type="string" calcext:value-type="string">
            <text:p>DEN Dental Tumour Excis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8]&amp;&quot;','&quot;&amp;[.B28]&amp;&quot;','&quot;&amp;[.C28]&amp;&quot;','&quot;&amp;[.D28]&amp;&quot;',&quot;&amp;[.E28]&amp;&quot;,'&quot;&amp;[.F28]&amp;&quot;',&quot;&amp;[.G28]&amp;&quot;,&quot;&amp;[.H28]&amp;&quot;,1,'&quot;&amp;[.I28]&amp;&quot;')&quot;" office:value-type="string" office:string-value="INSERT INTO [dbo].[tblServices] ([ServCode],[ServName],[ServType],[ServLevel],[ServPrice],[ServCareType],[ServFrequency],[ServPatCat],[AuditUserID],[ServCategory]) VALUES ('M25','DEN Dental Tumour Excision','C','D',21000,'B',0,15,1,'S')" calcext:value-type="string">
            <text:p>INSERT INTO [dbo].[tblServices] ([ServCode],[ServName],[ServType],[ServLevel],[ServPrice],[ServCareType],[ServFrequency],[ServPatCat],[AuditUserID],[ServCategory]) VALUES ('M25','DEN Dental Tumour Excision','C','D',21000,'B',0,15,1,'S')</text:p>
          </table:table-cell>
        </table:table-row>
        <table:table-row table:style-name="ro2">
          <table:table-cell office:value-type="string" calcext:value-type="string">
            <text:p>M26</text:p>
          </table:table-cell>
          <table:table-cell office:value-type="string" calcext:value-type="string">
            <text:p>DEN Keloids Excision Min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29]&amp;&quot;','&quot;&amp;[.B29]&amp;&quot;','&quot;&amp;[.C29]&amp;&quot;','&quot;&amp;[.D29]&amp;&quot;',&quot;&amp;[.E29]&amp;&quot;,'&quot;&amp;[.F29]&amp;&quot;',&quot;&amp;[.G29]&amp;&quot;,&quot;&amp;[.H29]&amp;&quot;,1,'&quot;&amp;[.I29]&amp;&quot;')&quot;" office:value-type="string" office:string-value="INSERT INTO [dbo].[tblServices] ([ServCode],[ServName],[ServType],[ServLevel],[ServPrice],[ServCareType],[ServFrequency],[ServPatCat],[AuditUserID],[ServCategory]) VALUES ('M26','DEN Keloids Excision Minor','C','D',21000,'B',0,15,1,'S')" calcext:value-type="string">
            <text:p>INSERT INTO [dbo].[tblServices] ([ServCode],[ServName],[ServType],[ServLevel],[ServPrice],[ServCareType],[ServFrequency],[ServPatCat],[AuditUserID],[ServCategory]) VALUES ('M26','DEN Keloids Excision Minor','C','D',21000,'B',0,15,1,'S')</text:p>
          </table:table-cell>
        </table:table-row>
        <table:table-row table:style-name="ro2">
          <table:table-cell office:value-type="string" calcext:value-type="string">
            <text:p>M27</text:p>
          </table:table-cell>
          <table:table-cell office:value-type="string" calcext:value-type="string">
            <text:p>DEN Biopsy - Excis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0]&amp;&quot;','&quot;&amp;[.B30]&amp;&quot;','&quot;&amp;[.C30]&amp;&quot;','&quot;&amp;[.D30]&amp;&quot;',&quot;&amp;[.E30]&amp;&quot;,'&quot;&amp;[.F30]&amp;&quot;',&quot;&amp;[.G30]&amp;&quot;,&quot;&amp;[.H30]&amp;&quot;,1,'&quot;&amp;[.I30]&amp;&quot;')&quot;" office:value-type="string" office:string-value="INSERT INTO [dbo].[tblServices] ([ServCode],[ServName],[ServType],[ServLevel],[ServPrice],[ServCareType],[ServFrequency],[ServPatCat],[AuditUserID],[ServCategory]) VALUES ('M27','DEN Biopsy - Excision','C','D',21000,'B',0,15,1,'S')" calcext:value-type="string">
            <text:p>INSERT INTO [dbo].[tblServices] ([ServCode],[ServName],[ServType],[ServLevel],[ServPrice],[ServCareType],[ServFrequency],[ServPatCat],[AuditUserID],[ServCategory]) VALUES ('M27','DEN Biopsy - Excision','C','D',21000,'B',0,15,1,'S')</text:p>
          </table:table-cell>
        </table:table-row>
        <table:table-row table:style-name="ro2">
          <table:table-cell office:value-type="string" calcext:value-type="string">
            <text:p>M28</text:p>
          </table:table-cell>
          <table:table-cell office:value-type="string" calcext:value-type="string">
            <text:p>DEN Biopsy - Excision Den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1]&amp;&quot;','&quot;&amp;[.B31]&amp;&quot;','&quot;&amp;[.C31]&amp;&quot;','&quot;&amp;[.D31]&amp;&quot;',&quot;&amp;[.E31]&amp;&quot;,'&quot;&amp;[.F31]&amp;&quot;',&quot;&amp;[.G31]&amp;&quot;,&quot;&amp;[.H31]&amp;&quot;,1,'&quot;&amp;[.I31]&amp;&quot;')&quot;" office:value-type="string" office:string-value="INSERT INTO [dbo].[tblServices] ([ServCode],[ServName],[ServType],[ServLevel],[ServPrice],[ServCareType],[ServFrequency],[ServPatCat],[AuditUserID],[ServCategory]) VALUES ('M28','DEN Biopsy - Excision Dental','C','D',21000,'B',0,15,1,'S')" calcext:value-type="string">
            <text:p>INSERT INTO [dbo].[tblServices] ([ServCode],[ServName],[ServType],[ServLevel],[ServPrice],[ServCareType],[ServFrequency],[ServPatCat],[AuditUserID],[ServCategory]) VALUES ('M28','DEN Biopsy - Excision Dental','C','D',21000,'B',0,15,1,'S')</text:p>
          </table:table-cell>
        </table:table-row>
        <table:table-row table:style-name="ro2">
          <table:table-cell office:value-type="string" calcext:value-type="string">
            <text:p>M29</text:p>
          </table:table-cell>
          <table:table-cell office:value-type="string" calcext:value-type="string">
            <text:p>DEN Biopsy - Histopathology Charges Ext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2]&amp;&quot;','&quot;&amp;[.B32]&amp;&quot;','&quot;&amp;[.C32]&amp;&quot;','&quot;&amp;[.D32]&amp;&quot;',&quot;&amp;[.E32]&amp;&quot;,'&quot;&amp;[.F32]&amp;&quot;',&quot;&amp;[.G32]&amp;&quot;,&quot;&amp;[.H32]&amp;&quot;,1,'&quot;&amp;[.I32]&amp;&quot;')&quot;" office:value-type="string" office:string-value="INSERT INTO [dbo].[tblServices] ([ServCode],[ServName],[ServType],[ServLevel],[ServPrice],[ServCareType],[ServFrequency],[ServPatCat],[AuditUserID],[ServCategory]) VALUES ('M29','DEN Biopsy - Histopathology Charges Extra','C','D',21000,'B',0,15,1,'S')" calcext:value-type="string">
            <text:p>INSERT INTO [dbo].[tblServices] ([ServCode],[ServName],[ServType],[ServLevel],[ServPrice],[ServCareType],[ServFrequency],[ServPatCat],[AuditUserID],[ServCategory]) VALUES ('M29','DEN Biopsy - Histopathology Charges Extra','C','D',21000,'B',0,15,1,'S')</text:p>
          </table:table-cell>
        </table:table-row>
        <table:table-row table:style-name="ro2">
          <table:table-cell office:value-type="string" calcext:value-type="string">
            <text:p>M30</text:p>
          </table:table-cell>
          <table:table-cell office:value-type="string" calcext:value-type="string">
            <text:p>DEN Biopsy - Incis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3]&amp;&quot;','&quot;&amp;[.B33]&amp;&quot;','&quot;&amp;[.C33]&amp;&quot;','&quot;&amp;[.D33]&amp;&quot;',&quot;&amp;[.E33]&amp;&quot;,'&quot;&amp;[.F33]&amp;&quot;',&quot;&amp;[.G33]&amp;&quot;,&quot;&amp;[.H33]&amp;&quot;,1,'&quot;&amp;[.I33]&amp;&quot;')&quot;" office:value-type="string" office:string-value="INSERT INTO [dbo].[tblServices] ([ServCode],[ServName],[ServType],[ServLevel],[ServPrice],[ServCareType],[ServFrequency],[ServPatCat],[AuditUserID],[ServCategory]) VALUES ('M30','DEN Biopsy - Incision','C','D',21000,'B',0,15,1,'S')" calcext:value-type="string">
            <text:p>INSERT INTO [dbo].[tblServices] ([ServCode],[ServName],[ServType],[ServLevel],[ServPrice],[ServCareType],[ServFrequency],[ServPatCat],[AuditUserID],[ServCategory]) VALUES ('M30','DEN Biopsy - Incision','C','D',21000,'B',0,15,1,'S')</text:p>
          </table:table-cell>
        </table:table-row>
        <table:table-row table:style-name="ro2">
          <table:table-cell office:value-type="string" calcext:value-type="string">
            <text:p>M31</text:p>
          </table:table-cell>
          <table:table-cell office:value-type="string" calcext:value-type="string">
            <text:p>DEN Extraction of Impacted Too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4]&amp;&quot;','&quot;&amp;[.B34]&amp;&quot;','&quot;&amp;[.C34]&amp;&quot;','&quot;&amp;[.D34]&amp;&quot;',&quot;&amp;[.E34]&amp;&quot;,'&quot;&amp;[.F34]&amp;&quot;',&quot;&amp;[.G34]&amp;&quot;,&quot;&amp;[.H34]&amp;&quot;,1,'&quot;&amp;[.I34]&amp;&quot;')&quot;" office:value-type="string" office:string-value="INSERT INTO [dbo].[tblServices] ([ServCode],[ServName],[ServType],[ServLevel],[ServPrice],[ServCareType],[ServFrequency],[ServPatCat],[AuditUserID],[ServCategory]) VALUES ('M31','DEN Extraction of Impacted Tooth','C','D',21000,'B',0,15,1,'S')" calcext:value-type="string">
            <text:p>INSERT INTO [dbo].[tblServices] ([ServCode],[ServName],[ServType],[ServLevel],[ServPrice],[ServCareType],[ServFrequency],[ServPatCat],[AuditUserID],[ServCategory]) VALUES ('M31','DEN Extraction of Impacted Tooth','C','D',21000,'B',0,15,1,'S')</text:p>
          </table:table-cell>
        </table:table-row>
        <table:table-row table:style-name="ro2">
          <table:table-cell office:value-type="string" calcext:value-type="string">
            <text:p>M32</text:p>
          </table:table-cell>
          <table:table-cell office:value-type="string" calcext:value-type="string">
            <text:p>DEN Incision &amp; Drainage - Small Dental Absce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5]&amp;&quot;','&quot;&amp;[.B35]&amp;&quot;','&quot;&amp;[.C35]&amp;&quot;','&quot;&amp;[.D35]&amp;&quot;',&quot;&amp;[.E35]&amp;&quot;,'&quot;&amp;[.F35]&amp;&quot;',&quot;&amp;[.G35]&amp;&quot;,&quot;&amp;[.H35]&amp;&quot;,1,'&quot;&amp;[.I35]&amp;&quot;')&quot;" office:value-type="string" office:string-value="INSERT INTO [dbo].[tblServices] ([ServCode],[ServName],[ServType],[ServLevel],[ServPrice],[ServCareType],[ServFrequency],[ServPatCat],[AuditUserID],[ServCategory]) VALUES ('M32','DEN Incision &amp; Drainage - Small Dental Abscess','C','D',21000,'B',0,15,1,'S')" calcext:value-type="string">
            <text:p>INSERT INTO [dbo].[tblServices] ([ServCode],[ServName],[ServType],[ServLevel],[ServPrice],[ServCareType],[ServFrequency],[ServPatCat],[AuditUserID],[ServCategory]) VALUES ('M32','DEN Incision &amp; Drainage - Small Dental Abscess','C','D',21000,'B',0,15,1,'S')</text:p>
          </table:table-cell>
        </table:table-row>
        <table:table-row table:style-name="ro2">
          <table:table-cell office:value-type="string" calcext:value-type="string">
            <text:p>M33</text:p>
          </table:table-cell>
          <table:table-cell office:value-type="string" calcext:value-type="string">
            <text:p>DEN Suturing and Surgical Toilet in Dentis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table:formula="of:=&quot;INSERT INTO [dbo].[tblServices] ([ServCode],[ServName],[ServType],[ServLevel],[ServPrice],[ServCareType],[ServFrequency],[ServPatCat],[AuditUserID],[ServCategory]) VALUES ('&quot;&amp;[.A36]&amp;&quot;','&quot;&amp;[.B36]&amp;&quot;','&quot;&amp;[.C36]&amp;&quot;','&quot;&amp;[.D36]&amp;&quot;',&quot;&amp;[.E36]&amp;&quot;,'&quot;&amp;[.F36]&amp;&quot;',&quot;&amp;[.G36]&amp;&quot;,&quot;&amp;[.H36]&amp;&quot;,1,'&quot;&amp;[.I36]&amp;&quot;')&quot;" office:value-type="string" office:string-value="INSERT INTO [dbo].[tblServices] ([ServCode],[ServName],[ServType],[ServLevel],[ServPrice],[ServCareType],[ServFrequency],[ServPatCat],[AuditUserID],[ServCategory]) VALUES ('M33','DEN Suturing and Surgical Toilet in Dentistry','C','D',21000,'B',0,15,1,'S')" calcext:value-type="string">
            <text:p>INSERT INTO [dbo].[tblServices] ([ServCode],[ServName],[ServType],[ServLevel],[ServPrice],[ServCareType],[ServFrequency],[ServPatCat],[AuditUserID],[ServCategory]) VALUES ('M33','DEN Suturing and Surgical Toilet in Dentistry','C','D',21000,'B',0,15,1,'S')</text:p>
          </table:table-cell>
        </table:table-row>
      </table:table>
      <table:table table:name="tblICDCodes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ce12"/>
        <table:table-column table:style-name="co5" table:default-cell-style-name="ce12"/>
        <table:table-row table:style-name="ro1">
          <table:table-cell table:style-name="Default" office:value-type="string" calcext:value-type="string">
            <text:p>ICD code upload SQL statement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ICDCODE</text:p>
          </table:table-cell>
          <table:table-cell table:style-name="ce9" office:value-type="string" calcext:value-type="string">
            <text:p>ICDName</text:p>
          </table:table-cell>
          <table:table-cell table:style-name="ce9" office:value-type="string" calcext:value-type="string">
            <text:p>AuditUserID</text:p>
          </table:table-cell>
          <table:table-cell table:style-name="ce11"/>
          <table:table-cell/>
        </table:table-row>
        <table:table-row table:style-name="ro2">
          <table:table-cell office:value-type="string" calcext:value-type="string">
            <text:p>A000</text:p>
          </table:table-cell>
          <table:table-cell office:value-type="string" calcext:value-type="string">
            <text:p>Cholera due to Vibrio cholerae 01, biovar cholera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4]&amp;&quot;', '&quot;&amp;[.B4]&amp;&quot;', &quot;&amp;[.C4]&amp;&quot;)&quot;" office:value-type="string" office:string-value="INSERT INTO [dbo].[tblICDCodes] ([ICDCode],[ICDName],[AuditUserID]) VALUES ('A000', 'Cholera due to Vibrio cholerae 01, biovar cholerae', 1)" calcext:value-type="string">
            <text:p>INSERT INTO [dbo].[tblICDCodes] ([ICDCode],[ICDName],[AuditUserID]) VALUES ('A000', 'Cholera due to Vibrio cholerae 01, biovar cholerae', 1)</text:p>
          </table:table-cell>
        </table:table-row>
        <table:table-row table:style-name="ro2">
          <table:table-cell office:value-type="string" calcext:value-type="string">
            <text:p>A001</text:p>
          </table:table-cell>
          <table:table-cell office:value-type="string" calcext:value-type="string">
            <text:p>Cholera due to Vibrio cholerae 01, biovar el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5]&amp;&quot;', '&quot;&amp;[.B5]&amp;&quot;', 1)&quot;" office:value-type="string" office:string-value="INSERT INTO [dbo].[tblICDCodes] ([ICDCode],[ICDName],[AuditUserID]) VALUES ('A001', 'Cholera due to Vibrio cholerae 01, biovar eltor', 1)" calcext:value-type="string">
            <text:p>INSERT INTO [dbo].[tblICDCodes] ([ICDCode],[ICDName],[AuditUserID]) VALUES ('A001', 'Cholera due to Vibrio cholerae 01, biovar eltor', 1)</text:p>
          </table:table-cell>
        </table:table-row>
        <table:table-row table:style-name="ro2">
          <table:table-cell office:value-type="string" calcext:value-type="string">
            <text:p>A009</text:p>
          </table:table-cell>
          <table:table-cell office:value-type="string" calcext:value-type="string">
            <text:p>Cholera, unspecified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6]&amp;&quot;', '&quot;&amp;[.B6]&amp;&quot;', 1)&quot;" office:value-type="string" office:string-value="INSERT INTO [dbo].[tblICDCodes] ([ICDCode],[ICDName],[AuditUserID]) VALUES ('A009', 'Cholera, unspecified', 1)" calcext:value-type="string">
            <text:p>INSERT INTO [dbo].[tblICDCodes] ([ICDCode],[ICDName],[AuditUserID]) VALUES ('A009', 'Cholera, unspecified', 1)</text:p>
          </table:table-cell>
        </table:table-row>
        <table:table-row table:style-name="ro2">
          <table:table-cell office:value-type="string" calcext:value-type="string">
            <text:p>A0100</text:p>
          </table:table-cell>
          <table:table-cell office:value-type="string" calcext:value-type="string">
            <text:p>Typhoid fever, unspecified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7]&amp;&quot;', '&quot;&amp;[.B7]&amp;&quot;', 1)&quot;" office:value-type="string" office:string-value="INSERT INTO [dbo].[tblICDCodes] ([ICDCode],[ICDName],[AuditUserID]) VALUES ('A0100', 'Typhoid fever, unspecified', 1)" calcext:value-type="string">
            <text:p>INSERT INTO [dbo].[tblICDCodes] ([ICDCode],[ICDName],[AuditUserID]) VALUES ('A0100', 'Typhoid fever, unspecified', 1)</text:p>
          </table:table-cell>
        </table:table-row>
        <table:table-row table:style-name="ro2">
          <table:table-cell office:value-type="string" calcext:value-type="string">
            <text:p>A0101</text:p>
          </table:table-cell>
          <table:table-cell office:value-type="string" calcext:value-type="string">
            <text:p>Typhoid mening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8]&amp;&quot;', '&quot;&amp;[.B8]&amp;&quot;', 1)&quot;" office:value-type="string" office:string-value="INSERT INTO [dbo].[tblICDCodes] ([ICDCode],[ICDName],[AuditUserID]) VALUES ('A0101', 'Typhoid meningitis', 1)" calcext:value-type="string">
            <text:p>INSERT INTO [dbo].[tblICDCodes] ([ICDCode],[ICDName],[AuditUserID]) VALUES ('A0101', 'Typhoid meningitis', 1)</text:p>
          </table:table-cell>
        </table:table-row>
        <table:table-row table:style-name="ro2">
          <table:table-cell office:value-type="string" calcext:value-type="string">
            <text:p>A0102</text:p>
          </table:table-cell>
          <table:table-cell office:value-type="string" calcext:value-type="string">
            <text:p>Typhoid fever with heart involvem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9]&amp;&quot;', '&quot;&amp;[.B9]&amp;&quot;', 1)&quot;" office:value-type="string" office:string-value="INSERT INTO [dbo].[tblICDCodes] ([ICDCode],[ICDName],[AuditUserID]) VALUES ('A0102', 'Typhoid fever with heart involvement', 1)" calcext:value-type="string">
            <text:p>INSERT INTO [dbo].[tblICDCodes] ([ICDCode],[ICDName],[AuditUserID]) VALUES ('A0102', 'Typhoid fever with heart involvement', 1)</text:p>
          </table:table-cell>
        </table:table-row>
        <table:table-row table:style-name="ro2">
          <table:table-cell office:value-type="string" calcext:value-type="string">
            <text:p>A0103</text:p>
          </table:table-cell>
          <table:table-cell office:value-type="string" calcext:value-type="string">
            <text:p>Typhoid pneumonia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0]&amp;&quot;', '&quot;&amp;[.B10]&amp;&quot;', 1)&quot;" office:value-type="string" office:string-value="INSERT INTO [dbo].[tblICDCodes] ([ICDCode],[ICDName],[AuditUserID]) VALUES ('A0103', 'Typhoid pneumonia', 1)" calcext:value-type="string">
            <text:p>INSERT INTO [dbo].[tblICDCodes] ([ICDCode],[ICDName],[AuditUserID]) VALUES ('A0103', 'Typhoid pneumonia', 1)</text:p>
          </table:table-cell>
        </table:table-row>
        <table:table-row table:style-name="ro2">
          <table:table-cell office:value-type="string" calcext:value-type="string">
            <text:p>A0104</text:p>
          </table:table-cell>
          <table:table-cell office:value-type="string" calcext:value-type="string">
            <text:p>Typhoid arthr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1]&amp;&quot;', '&quot;&amp;[.B11]&amp;&quot;', 1)&quot;" office:value-type="string" office:string-value="INSERT INTO [dbo].[tblICDCodes] ([ICDCode],[ICDName],[AuditUserID]) VALUES ('A0104', 'Typhoid arthritis', 1)" calcext:value-type="string">
            <text:p>INSERT INTO [dbo].[tblICDCodes] ([ICDCode],[ICDName],[AuditUserID]) VALUES ('A0104', 'Typhoid arthritis', 1)</text:p>
          </table:table-cell>
        </table:table-row>
        <table:table-row table:style-name="ro2">
          <table:table-cell office:value-type="string" calcext:value-type="string">
            <text:p>A0105</text:p>
          </table:table-cell>
          <table:table-cell office:value-type="string" calcext:value-type="string">
            <text:p>Typhoid osteomyel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2]&amp;&quot;', '&quot;&amp;[.B12]&amp;&quot;', 1)&quot;" office:value-type="string" office:string-value="INSERT INTO [dbo].[tblICDCodes] ([ICDCode],[ICDName],[AuditUserID]) VALUES ('A0105', 'Typhoid osteomyelitis', 1)" calcext:value-type="string">
            <text:p>INSERT INTO [dbo].[tblICDCodes] ([ICDCode],[ICDName],[AuditUserID]) VALUES ('A0105', 'Typhoid osteomyelitis', 1)</text:p>
          </table:table-cell>
        </table:table-row>
        <table:table-row table:style-name="ro2">
          <table:table-cell office:value-type="string" calcext:value-type="string">
            <text:p>A0109</text:p>
          </table:table-cell>
          <table:table-cell office:value-type="string" calcext:value-type="string">
            <text:p>Typhoid fever with other complication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3]&amp;&quot;', '&quot;&amp;[.B13]&amp;&quot;', 1)&quot;" office:value-type="string" office:string-value="INSERT INTO [dbo].[tblICDCodes] ([ICDCode],[ICDName],[AuditUserID]) VALUES ('A0109', 'Typhoid fever with other complications', 1)" calcext:value-type="string">
            <text:p>INSERT INTO [dbo].[tblICDCodes] ([ICDCode],[ICDName],[AuditUserID]) VALUES ('A0109', 'Typhoid fever with other complications', 1)</text:p>
          </table:table-cell>
        </table:table-row>
        <table:table-row table:style-name="ro2">
          <table:table-cell office:value-type="string" calcext:value-type="string">
            <text:p>A011</text:p>
          </table:table-cell>
          <table:table-cell office:value-type="string" calcext:value-type="string">
            <text:p>Paratyphoid fever A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4]&amp;&quot;', '&quot;&amp;[.B14]&amp;&quot;', 1)&quot;" office:value-type="string" office:string-value="INSERT INTO [dbo].[tblICDCodes] ([ICDCode],[ICDName],[AuditUserID]) VALUES ('A011', 'Paratyphoid fever A', 1)" calcext:value-type="string">
            <text:p>INSERT INTO [dbo].[tblICDCodes] ([ICDCode],[ICDName],[AuditUserID]) VALUES ('A011', 'Paratyphoid fever A', 1)</text:p>
          </table:table-cell>
        </table:table-row>
        <table:table-row table:style-name="ro2">
          <table:table-cell office:value-type="string" calcext:value-type="string">
            <text:p>A012</text:p>
          </table:table-cell>
          <table:table-cell office:value-type="string" calcext:value-type="string">
            <text:p>Paratyphoid fever B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5]&amp;&quot;', '&quot;&amp;[.B15]&amp;&quot;', 1)&quot;" office:value-type="string" office:string-value="INSERT INTO [dbo].[tblICDCodes] ([ICDCode],[ICDName],[AuditUserID]) VALUES ('A012', 'Paratyphoid fever B', 1)" calcext:value-type="string">
            <text:p>INSERT INTO [dbo].[tblICDCodes] ([ICDCode],[ICDName],[AuditUserID]) VALUES ('A012', 'Paratyphoid fever B', 1)</text:p>
          </table:table-cell>
        </table:table-row>
        <table:table-row table:style-name="ro2">
          <table:table-cell office:value-type="string" calcext:value-type="string">
            <text:p>A013</text:p>
          </table:table-cell>
          <table:table-cell office:value-type="string" calcext:value-type="string">
            <text:p>Paratyphoid fever C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6]&amp;&quot;', '&quot;&amp;[.B16]&amp;&quot;', 1)&quot;" office:value-type="string" office:string-value="INSERT INTO [dbo].[tblICDCodes] ([ICDCode],[ICDName],[AuditUserID]) VALUES ('A013', 'Paratyphoid fever C', 1)" calcext:value-type="string">
            <text:p>INSERT INTO [dbo].[tblICDCodes] ([ICDCode],[ICDName],[AuditUserID]) VALUES ('A013', 'Paratyphoid fever C', 1)</text:p>
          </table:table-cell>
        </table:table-row>
        <table:table-row table:style-name="ro2">
          <table:table-cell office:value-type="string" calcext:value-type="string">
            <text:p>A014</text:p>
          </table:table-cell>
          <table:table-cell office:value-type="string" calcext:value-type="string">
            <text:p>Paratyphoid fever, unspecified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7]&amp;&quot;', '&quot;&amp;[.B17]&amp;&quot;', 1)&quot;" office:value-type="string" office:string-value="INSERT INTO [dbo].[tblICDCodes] ([ICDCode],[ICDName],[AuditUserID]) VALUES ('A014', 'Paratyphoid fever, unspecified', 1)" calcext:value-type="string">
            <text:p>INSERT INTO [dbo].[tblICDCodes] ([ICDCode],[ICDName],[AuditUserID]) VALUES ('A014', 'Paratyphoid fever, unspecified', 1)</text:p>
          </table:table-cell>
        </table:table-row>
        <table:table-row table:style-name="ro2">
          <table:table-cell office:value-type="string" calcext:value-type="string">
            <text:p>A020</text:p>
          </table:table-cell>
          <table:table-cell office:value-type="string" calcext:value-type="string">
            <text:p>Salmonella enter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8]&amp;&quot;', '&quot;&amp;[.B18]&amp;&quot;', 1)&quot;" office:value-type="string" office:string-value="INSERT INTO [dbo].[tblICDCodes] ([ICDCode],[ICDName],[AuditUserID]) VALUES ('A020', 'Salmonella enteritis', 1)" calcext:value-type="string">
            <text:p>INSERT INTO [dbo].[tblICDCodes] ([ICDCode],[ICDName],[AuditUserID]) VALUES ('A020', 'Salmonella enteritis', 1)</text:p>
          </table:table-cell>
        </table:table-row>
        <table:table-row table:style-name="ro2">
          <table:table-cell office:value-type="string" calcext:value-type="string">
            <text:p>A021</text:p>
          </table:table-cell>
          <table:table-cell office:value-type="string" calcext:value-type="string">
            <text:p>Salmonella seps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19]&amp;&quot;', '&quot;&amp;[.B19]&amp;&quot;', 1)&quot;" office:value-type="string" office:string-value="INSERT INTO [dbo].[tblICDCodes] ([ICDCode],[ICDName],[AuditUserID]) VALUES ('A021', 'Salmonella sepsis', 1)" calcext:value-type="string">
            <text:p>INSERT INTO [dbo].[tblICDCodes] ([ICDCode],[ICDName],[AuditUserID]) VALUES ('A021', 'Salmonella sepsis', 1)</text:p>
          </table:table-cell>
        </table:table-row>
        <table:table-row table:style-name="ro2">
          <table:table-cell office:value-type="string" calcext:value-type="string">
            <text:p>A0220</text:p>
          </table:table-cell>
          <table:table-cell office:value-type="string" calcext:value-type="string">
            <text:p>Localized salmonella infection, unspecified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0]&amp;&quot;', '&quot;&amp;[.B20]&amp;&quot;', 1)&quot;" office:value-type="string" office:string-value="INSERT INTO [dbo].[tblICDCodes] ([ICDCode],[ICDName],[AuditUserID]) VALUES ('A0220', 'Localized salmonella infection, unspecified', 1)" calcext:value-type="string">
            <text:p>INSERT INTO [dbo].[tblICDCodes] ([ICDCode],[ICDName],[AuditUserID]) VALUES ('A0220', 'Localized salmonella infection, unspecified', 1)</text:p>
          </table:table-cell>
        </table:table-row>
        <table:table-row table:style-name="ro2">
          <table:table-cell office:value-type="string" calcext:value-type="string">
            <text:p>A0221</text:p>
          </table:table-cell>
          <table:table-cell office:value-type="string" calcext:value-type="string">
            <text:p>Salmonella mening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1]&amp;&quot;', '&quot;&amp;[.B21]&amp;&quot;', 1)&quot;" office:value-type="string" office:string-value="INSERT INTO [dbo].[tblICDCodes] ([ICDCode],[ICDName],[AuditUserID]) VALUES ('A0221', 'Salmonella meningitis', 1)" calcext:value-type="string">
            <text:p>INSERT INTO [dbo].[tblICDCodes] ([ICDCode],[ICDName],[AuditUserID]) VALUES ('A0221', 'Salmonella meningitis', 1)</text:p>
          </table:table-cell>
        </table:table-row>
        <table:table-row table:style-name="ro2">
          <table:table-cell office:value-type="string" calcext:value-type="string">
            <text:p>A0222</text:p>
          </table:table-cell>
          <table:table-cell office:value-type="string" calcext:value-type="string">
            <text:p>Salmonella pneumonia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2]&amp;&quot;', '&quot;&amp;[.B22]&amp;&quot;', 1)&quot;" office:value-type="string" office:string-value="INSERT INTO [dbo].[tblICDCodes] ([ICDCode],[ICDName],[AuditUserID]) VALUES ('A0222', 'Salmonella pneumonia', 1)" calcext:value-type="string">
            <text:p>INSERT INTO [dbo].[tblICDCodes] ([ICDCode],[ICDName],[AuditUserID]) VALUES ('A0222', 'Salmonella pneumonia', 1)</text:p>
          </table:table-cell>
        </table:table-row>
        <table:table-row table:style-name="ro2">
          <table:table-cell office:value-type="string" calcext:value-type="string">
            <text:p>A0223</text:p>
          </table:table-cell>
          <table:table-cell office:value-type="string" calcext:value-type="string">
            <text:p>Salmonella arthr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3]&amp;&quot;', '&quot;&amp;[.B23]&amp;&quot;', 1)&quot;" office:value-type="string" office:string-value="INSERT INTO [dbo].[tblICDCodes] ([ICDCode],[ICDName],[AuditUserID]) VALUES ('A0223', 'Salmonella arthritis', 1)" calcext:value-type="string">
            <text:p>INSERT INTO [dbo].[tblICDCodes] ([ICDCode],[ICDName],[AuditUserID]) VALUES ('A0223', 'Salmonella arthritis', 1)</text:p>
          </table:table-cell>
        </table:table-row>
        <table:table-row table:style-name="ro2">
          <table:table-cell office:value-type="string" calcext:value-type="string">
            <text:p>A0224</text:p>
          </table:table-cell>
          <table:table-cell office:value-type="string" calcext:value-type="string">
            <text:p>Salmonella osteomyel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4]&amp;&quot;', '&quot;&amp;[.B24]&amp;&quot;', 1)&quot;" office:value-type="string" office:string-value="INSERT INTO [dbo].[tblICDCodes] ([ICDCode],[ICDName],[AuditUserID]) VALUES ('A0224', 'Salmonella osteomyelitis', 1)" calcext:value-type="string">
            <text:p>INSERT INTO [dbo].[tblICDCodes] ([ICDCode],[ICDName],[AuditUserID]) VALUES ('A0224', 'Salmonella osteomyelitis', 1)</text:p>
          </table:table-cell>
        </table:table-row>
        <table:table-row table:style-name="ro2">
          <table:table-cell office:value-type="string" calcext:value-type="string">
            <text:p>A0225</text:p>
          </table:table-cell>
          <table:table-cell office:value-type="string" calcext:value-type="string">
            <text:p>Salmonella pyelonephriti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5]&amp;&quot;', '&quot;&amp;[.B25]&amp;&quot;', 1)&quot;" office:value-type="string" office:string-value="INSERT INTO [dbo].[tblICDCodes] ([ICDCode],[ICDName],[AuditUserID]) VALUES ('A0225', 'Salmonella pyelonephritis', 1)" calcext:value-type="string">
            <text:p>INSERT INTO [dbo].[tblICDCodes] ([ICDCode],[ICDName],[AuditUserID]) VALUES ('A0225', 'Salmonella pyelonephritis', 1)</text:p>
          </table:table-cell>
        </table:table-row>
        <table:table-row table:style-name="ro2">
          <table:table-cell office:value-type="string" calcext:value-type="string">
            <text:p>A0229</text:p>
          </table:table-cell>
          <table:table-cell office:value-type="string" calcext:value-type="string">
            <text:p>Salmonella with other localized infec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ICDCodes] ([ICDCode],[ICDName],[AuditUserID]) VALUES ('&quot;&amp;[.A26]&amp;&quot;', '&quot;&amp;[.B26]&amp;&quot;', 1)&quot;" office:value-type="string" office:string-value="INSERT INTO [dbo].[tblICDCodes] ([ICDCode],[ICDName],[AuditUserID]) VALUES ('A0229', 'Salmonella with other localized infection', 1)" calcext:value-type="string">
            <text:p>INSERT INTO [dbo].[tblICDCodes] ([ICDCode],[ICDName],[AuditUserID]) VALUES ('A0229', 'Salmonella with other localized infection', 1)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</table:table>
      <table:table table:name="tblHF" table:style-name="ta1">
        <table:table-column table:style-name="co1" table:number-columns-repeated="16" table:default-cell-style-name="ce14"/>
        <table:table-column table:style-name="co1" table:number-columns-repeated="2" table:default-cell-style-name="ce5"/>
        <table:table-row table:style-name="ro2">
          <table:table-cell table:style-name="Default" office:value-type="string" calcext:value-type="string">
            <text:p>Health facilities upload SQL statemen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table:style-name="ce13" office:value-type="string" calcext:value-type="string">
            <text:p>HFCode</text:p>
          </table:table-cell>
          <table:table-cell table:style-name="ce13" office:value-type="string" calcext:value-type="string">
            <text:p>HFName</text:p>
          </table:table-cell>
          <table:table-cell table:style-name="ce13" office:value-type="string" calcext:value-type="string">
            <text:p>LegalForm</text:p>
          </table:table-cell>
          <table:table-cell table:style-name="ce13" office:value-type="string" calcext:value-type="string">
            <text:p>HFLevel</text:p>
          </table:table-cell>
          <table:table-cell table:style-name="ce13" office:value-type="string" calcext:value-type="string">
            <text:p>HFSublevel</text:p>
          </table:table-cell>
          <table:table-cell table:style-name="ce13" office:value-type="string" calcext:value-type="string">
            <text:p>HFAddress</text:p>
          </table:table-cell>
          <table:table-cell table:style-name="ce13" office:value-type="string" calcext:value-type="string">
            <text:p>LocationId</text:p>
          </table:table-cell>
          <table:table-cell table:style-name="ce13" office:value-type="string" calcext:value-type="string">
            <text:p>Phone</text:p>
          </table:table-cell>
          <table:table-cell table:style-name="ce13" office:value-type="string" calcext:value-type="string">
            <text:p>Fax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HFCareType</text:p>
          </table:table-cell>
          <table:table-cell table:style-name="ce13" office:value-type="string" calcext:value-type="string">
            <text:p>PLServiceID</text:p>
          </table:table-cell>
          <table:table-cell table:style-name="ce13" office:value-type="string" calcext:value-type="string">
            <text:p>PLItemID</text:p>
          </table:table-cell>
          <table:table-cell table:style-name="ce13" office:value-type="string" calcext:value-type="string">
            <text:p>AccCode</text:p>
          </table:table-cell>
          <table:table-cell table:style-name="ce13" office:value-type="string" calcext:value-type="string">
            <text:p>OffLine</text:p>
          </table:table-cell>
          <table:table-cell table:style-name="ce13" office:value-type="string" calcext:value-type="string">
            <text:p>AuditUserID</text:p>
          </table:table-cell>
          <table:table-cell table:number-columns-repeated="2"/>
        </table:table-row>
        <table:table-row table:style-name="ro2">
          <table:table-cell office:value-type="float" office:value="3012" calcext:value-type="float">
            <text:p>3012</text:p>
          </table:table-cell>
          <table:table-cell office:value-type="string" calcext:value-type="string">
            <text:p>CS Danamadji E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Danamadji Est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4]&amp;&quot;,'&quot;&amp;[.B4]&amp;&quot;','&quot;&amp;[.C4]&amp;&quot;','&quot;&amp;[.D4]&amp;&quot;',&quot;&amp;[.E4]&amp;&quot;,'&quot;&amp;[.F4]&amp;&quot;',&quot;&amp;[.G4]&amp;&quot;,'&quot;&amp;[.H4]&amp;&quot;','&quot;&amp;[.I4]&amp;&quot;','&quot;&amp;[.J4]&amp;&quot;','&quot;&amp;[.K4]&amp;&quot;',&quot;&amp;[.L4]&amp;&quot;,&quot;&amp;[.M4]&amp;&quot;,'&quot;&amp;[.N4]&amp;&quot;',&quot;&amp;[.O4]&amp;&quot;,&quot;&amp;[.P4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2,'CS Danamadji Est','G','C',NULL,'CS Danamadji Est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2,'CS Danamadji Est','G','C',NULL,'CS Danamadji Est',17,'','','','O',NULL,NULL,'',0,1)</text:p>
          </table:table-cell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string" calcext:value-type="string">
            <text:p>CS Miavelé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iavelé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5]&amp;&quot;,'&quot;&amp;[.B5]&amp;&quot;','&quot;&amp;[.C5]&amp;&quot;','&quot;&amp;[.D5]&amp;&quot;',&quot;&amp;[.E5]&amp;&quot;,'&quot;&amp;[.F5]&amp;&quot;',&quot;&amp;[.G5]&amp;&quot;,'&quot;&amp;[.H5]&amp;&quot;','&quot;&amp;[.I5]&amp;&quot;','&quot;&amp;[.J5]&amp;&quot;','&quot;&amp;[.K5]&amp;&quot;',&quot;&amp;[.L5]&amp;&quot;,&quot;&amp;[.M5]&amp;&quot;,'&quot;&amp;[.N5]&amp;&quot;',&quot;&amp;[.O5]&amp;&quot;,&quot;&amp;[.P5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1,'CS Miavelé','G','C',NULL,'CS Miavelé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1,'CS Miavelé','G','C',NULL,'CS Miavelé',17,'','','','O',NULL,NULL,'',0,1)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CS Moussafoy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oussafoy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6]&amp;&quot;,'&quot;&amp;[.B6]&amp;&quot;','&quot;&amp;[.C6]&amp;&quot;','&quot;&amp;[.D6]&amp;&quot;',&quot;&amp;[.E6]&amp;&quot;,'&quot;&amp;[.F6]&amp;&quot;',&quot;&amp;[.G6]&amp;&quot;,'&quot;&amp;[.H6]&amp;&quot;','&quot;&amp;[.I6]&amp;&quot;','&quot;&amp;[.J6]&amp;&quot;','&quot;&amp;[.K6]&amp;&quot;',&quot;&amp;[.L6]&amp;&quot;,&quot;&amp;[.M6]&amp;&quot;,'&quot;&amp;[.N6]&amp;&quot;',&quot;&amp;[.O6]&amp;&quot;,&quot;&amp;[.P6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2,'CS Moussafoyo','G','C',NULL,'CS Moussafoy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2,'CS Moussafoyo','G','C',NULL,'CS Moussafoyo',17,'','','','O',NULL,NULL,'',0,1)</text:p>
          </table:table-cell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CS Mousso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oussor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7]&amp;&quot;,'&quot;&amp;[.B7]&amp;&quot;','&quot;&amp;[.C7]&amp;&quot;','&quot;&amp;[.D7]&amp;&quot;',&quot;&amp;[.E7]&amp;&quot;,'&quot;&amp;[.F7]&amp;&quot;',&quot;&amp;[.G7]&amp;&quot;,'&quot;&amp;[.H7]&amp;&quot;','&quot;&amp;[.I7]&amp;&quot;','&quot;&amp;[.J7]&amp;&quot;','&quot;&amp;[.K7]&amp;&quot;',&quot;&amp;[.L7]&amp;&quot;,&quot;&amp;[.M7]&amp;&quot;,'&quot;&amp;[.N7]&amp;&quot;',&quot;&amp;[.O7]&amp;&quot;,&quot;&amp;[.P7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3,'CS Moussoro','G','C',NULL,'CS Moussor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3,'CS Moussoro','G','C',NULL,'CS Moussoro',17,'','','','O',NULL,NULL,'',0,1)</text:p>
          </table:table-cell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string" calcext:value-type="string">
            <text:p>CS Goro 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Goro I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8]&amp;&quot;,'&quot;&amp;[.B8]&amp;&quot;','&quot;&amp;[.C8]&amp;&quot;','&quot;&amp;[.D8]&amp;&quot;',&quot;&amp;[.E8]&amp;&quot;,'&quot;&amp;[.F8]&amp;&quot;',&quot;&amp;[.G8]&amp;&quot;,'&quot;&amp;[.H8]&amp;&quot;','&quot;&amp;[.I8]&amp;&quot;','&quot;&amp;[.J8]&amp;&quot;','&quot;&amp;[.K8]&amp;&quot;',&quot;&amp;[.L8]&amp;&quot;,&quot;&amp;[.M8]&amp;&quot;,'&quot;&amp;[.N8]&amp;&quot;',&quot;&amp;[.O8]&amp;&quot;,&quot;&amp;[.P8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5,'CS Goro I','P','C',NULL,'CS Goro I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5,'CS Goro I','P','C',NULL,'CS Goro I',17,'','','','O',NULL,NULL,'',0,1)</text:p>
          </table:table-cell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string" calcext:value-type="string">
            <text:p>CS Koumog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Koumog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9]&amp;&quot;,'&quot;&amp;[.B9]&amp;&quot;','&quot;&amp;[.C9]&amp;&quot;','&quot;&amp;[.D9]&amp;&quot;',&quot;&amp;[.E9]&amp;&quot;,'&quot;&amp;[.F9]&amp;&quot;',&quot;&amp;[.G9]&amp;&quot;,'&quot;&amp;[.H9]&amp;&quot;','&quot;&amp;[.I9]&amp;&quot;','&quot;&amp;[.J9]&amp;&quot;','&quot;&amp;[.K9]&amp;&quot;',&quot;&amp;[.L9]&amp;&quot;,&quot;&amp;[.M9]&amp;&quot;,'&quot;&amp;[.N9]&amp;&quot;',&quot;&amp;[.O9]&amp;&quot;,&quot;&amp;[.P9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6,'CS Koumogo','G','C',NULL,'CS Koumog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6,'CS Koumogo','G','C',NULL,'CS Koumogo',17,'','','','O',NULL,NULL,'',0,1)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CS Maïma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aïman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0]&amp;&quot;,'&quot;&amp;[.B10]&amp;&quot;','&quot;&amp;[.C10]&amp;&quot;','&quot;&amp;[.D10]&amp;&quot;',&quot;&amp;[.E10]&amp;&quot;,'&quot;&amp;[.F10]&amp;&quot;',&quot;&amp;[.G10]&amp;&quot;,'&quot;&amp;[.H10]&amp;&quot;','&quot;&amp;[.I10]&amp;&quot;','&quot;&amp;[.J10]&amp;&quot;','&quot;&amp;[.K10]&amp;&quot;',&quot;&amp;[.L10]&amp;&quot;,&quot;&amp;[.M10]&amp;&quot;,'&quot;&amp;[.N10]&amp;&quot;',&quot;&amp;[.O10]&amp;&quot;,&quot;&amp;[.P10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8,'CS Maïmana','G','C',NULL,'CS Maïmana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8,'CS Maïmana','G','C',NULL,'CS Maïmana',17,'','','','O',NULL,NULL,'',0,1)</text:p>
          </table:table-cell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string" calcext:value-type="string">
            <text:p>CS Moy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oy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1]&amp;&quot;,'&quot;&amp;[.B11]&amp;&quot;','&quot;&amp;[.C11]&amp;&quot;','&quot;&amp;[.D11]&amp;&quot;',&quot;&amp;[.E11]&amp;&quot;,'&quot;&amp;[.F11]&amp;&quot;',&quot;&amp;[.G11]&amp;&quot;,'&quot;&amp;[.H11]&amp;&quot;','&quot;&amp;[.I11]&amp;&quot;','&quot;&amp;[.J11]&amp;&quot;','&quot;&amp;[.K11]&amp;&quot;',&quot;&amp;[.L11]&amp;&quot;,&quot;&amp;[.M11]&amp;&quot;,'&quot;&amp;[.N11]&amp;&quot;',&quot;&amp;[.O11]&amp;&quot;,&quot;&amp;[.P11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4,'CS Moyo','G','C',NULL,'CS Moy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4,'CS Moyo','G','C',NULL,'CS Moyo',17,'','','','O',NULL,NULL,'',0,1)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CS Sanda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Sandan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2]&amp;&quot;,'&quot;&amp;[.B12]&amp;&quot;','&quot;&amp;[.C12]&amp;&quot;','&quot;&amp;[.D12]&amp;&quot;',&quot;&amp;[.E12]&amp;&quot;,'&quot;&amp;[.F12]&amp;&quot;',&quot;&amp;[.G12]&amp;&quot;,'&quot;&amp;[.H12]&amp;&quot;','&quot;&amp;[.I12]&amp;&quot;','&quot;&amp;[.J12]&amp;&quot;','&quot;&amp;[.K12]&amp;&quot;',&quot;&amp;[.L12]&amp;&quot;,&quot;&amp;[.M12]&amp;&quot;,'&quot;&amp;[.N12]&amp;&quot;',&quot;&amp;[.O12]&amp;&quot;,&quot;&amp;[.P12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5,'CS Sandana','G','C',NULL,'CS Sandana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5,'CS Sandana','G','C',NULL,'CS Sandana',17,'','','','O',NULL,NULL,'',0,1)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string" calcext:value-type="string">
            <text:p>CS Ma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ar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3]&amp;&quot;,'&quot;&amp;[.B13]&amp;&quot;','&quot;&amp;[.C13]&amp;&quot;','&quot;&amp;[.D13]&amp;&quot;',&quot;&amp;[.E13]&amp;&quot;,'&quot;&amp;[.F13]&amp;&quot;',&quot;&amp;[.G13]&amp;&quot;,'&quot;&amp;[.H13]&amp;&quot;','&quot;&amp;[.I13]&amp;&quot;','&quot;&amp;[.J13]&amp;&quot;','&quot;&amp;[.K13]&amp;&quot;',&quot;&amp;[.L13]&amp;&quot;,&quot;&amp;[.M13]&amp;&quot;,'&quot;&amp;[.N13]&amp;&quot;',&quot;&amp;[.O13]&amp;&quot;,&quot;&amp;[.P13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0,'CS Maro','G','C',NULL,'CS Mar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0,'CS Maro','G','C',NULL,'CS Maro',17,'','','','O',NULL,NULL,'',0,1)</text:p>
          </table:table-cell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string" calcext:value-type="string">
            <text:p>CS Sid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Sido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4]&amp;&quot;,'&quot;&amp;[.B14]&amp;&quot;','&quot;&amp;[.C14]&amp;&quot;','&quot;&amp;[.D14]&amp;&quot;',&quot;&amp;[.E14]&amp;&quot;,'&quot;&amp;[.F14]&amp;&quot;',&quot;&amp;[.G14]&amp;&quot;,'&quot;&amp;[.H14]&amp;&quot;','&quot;&amp;[.I14]&amp;&quot;','&quot;&amp;[.J14]&amp;&quot;','&quot;&amp;[.K14]&amp;&quot;',&quot;&amp;[.L14]&amp;&quot;,&quot;&amp;[.M14]&amp;&quot;,'&quot;&amp;[.N14]&amp;&quot;',&quot;&amp;[.O14]&amp;&quot;,&quot;&amp;[.P14]&amp;&quot;)&quot;" office:value-type="string" office:string-value="INSERT INTO [dbo].[tblHF] ([HFCode],[HFName],[LegalForm],[HFLevel],[HFSublevel],[HFAddress],[LocationId],[Phone],[Fax],[eMail],[HFCareType],[PLServiceID],[PLItemID],[AccCode],[OffLine],[AuditUserID]) VALUES (3026,'CS Sido','P','C',NULL,'CS Sido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26,'CS Sido','P','C',NULL,'CS Sido',17,'','','','O',NULL,NULL,'',0,1)</text:p>
          </table:table-cell>
        </table:table-row>
        <table:table-row table:style-name="ro2">
          <table:table-cell office:value-type="float" office:value="3011" calcext:value-type="float">
            <text:p>3011</text:p>
          </table:table-cell>
          <table:table-cell office:value-type="string" calcext:value-type="string">
            <text:p>CS Bendana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Bendanan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5]&amp;&quot;,'&quot;&amp;[.B15]&amp;&quot;','&quot;&amp;[.C15]&amp;&quot;','&quot;&amp;[.D15]&amp;&quot;',&quot;&amp;[.E15]&amp;&quot;,'&quot;&amp;[.F15]&amp;&quot;',&quot;&amp;[.G15]&amp;&quot;,'&quot;&amp;[.H15]&amp;&quot;','&quot;&amp;[.I15]&amp;&quot;','&quot;&amp;[.J15]&amp;&quot;','&quot;&amp;[.K15]&amp;&quot;',&quot;&amp;[.L15]&amp;&quot;,&quot;&amp;[.M15]&amp;&quot;,'&quot;&amp;[.N15]&amp;&quot;',&quot;&amp;[.O15]&amp;&quot;,&quot;&amp;[.P15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1,'CS Bendanan','G','C',NULL,'CS Bendanan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1,'CS Bendanan','G','C',NULL,'CS Bendanan',17,'','','','O',NULL,NULL,'',0,1)</text:p>
          </table:table-cell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string" calcext:value-type="string">
            <text:p>CS Manda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anda 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6]&amp;&quot;,'&quot;&amp;[.B16]&amp;&quot;','&quot;&amp;[.C16]&amp;&quot;','&quot;&amp;[.D16]&amp;&quot;',&quot;&amp;[.E16]&amp;&quot;,'&quot;&amp;[.F16]&amp;&quot;',&quot;&amp;[.G16]&amp;&quot;,'&quot;&amp;[.H16]&amp;&quot;','&quot;&amp;[.I16]&amp;&quot;','&quot;&amp;[.J16]&amp;&quot;','&quot;&amp;[.K16]&amp;&quot;',&quot;&amp;[.L16]&amp;&quot;,&quot;&amp;[.M16]&amp;&quot;,'&quot;&amp;[.N16]&amp;&quot;',&quot;&amp;[.O16]&amp;&quot;,&quot;&amp;[.P16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9,'CS Manda 2','G','C',NULL,'CS Manda 2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9,'CS Manda 2','G','C',NULL,'CS Manda 2',17,'','','','O',NULL,NULL,'',0,1)</text:p>
          </table:table-cell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string" calcext:value-type="string">
            <text:p>CS Magoumbo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Magoumbou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7]&amp;&quot;,'&quot;&amp;[.B17]&amp;&quot;','&quot;&amp;[.C17]&amp;&quot;','&quot;&amp;[.D17]&amp;&quot;',&quot;&amp;[.E17]&amp;&quot;,'&quot;&amp;[.F17]&amp;&quot;',&quot;&amp;[.G17]&amp;&quot;,'&quot;&amp;[.H17]&amp;&quot;','&quot;&amp;[.I17]&amp;&quot;','&quot;&amp;[.J17]&amp;&quot;','&quot;&amp;[.K17]&amp;&quot;',&quot;&amp;[.L17]&amp;&quot;,&quot;&amp;[.M17]&amp;&quot;,'&quot;&amp;[.N17]&amp;&quot;',&quot;&amp;[.O17]&amp;&quot;,&quot;&amp;[.P17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7,'CS Magoumbou','G','C',NULL,'CS Magoumbou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7,'CS Magoumbou','G','C',NULL,'CS Magoumbou',17,'','','','O',NULL,NULL,'',0,1)</text:p>
          </table:table-cell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string" calcext:value-type="string">
            <text:p>CS Danamadji-Oues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Danamadji-Ouest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8]&amp;&quot;,'&quot;&amp;[.B18]&amp;&quot;','&quot;&amp;[.C18]&amp;&quot;','&quot;&amp;[.D18]&amp;&quot;',&quot;&amp;[.E18]&amp;&quot;,'&quot;&amp;[.F18]&amp;&quot;',&quot;&amp;[.G18]&amp;&quot;,'&quot;&amp;[.H18]&amp;&quot;','&quot;&amp;[.I18]&amp;&quot;','&quot;&amp;[.J18]&amp;&quot;','&quot;&amp;[.K18]&amp;&quot;',&quot;&amp;[.L18]&amp;&quot;,&quot;&amp;[.M18]&amp;&quot;,'&quot;&amp;[.N18]&amp;&quot;',&quot;&amp;[.O18]&amp;&quot;,&quot;&amp;[.P18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3,'CS Danamadji-Ouest','P','C',NULL,'CS Danamadji-Ouest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3,'CS Danamadji-Ouest','P','C',NULL,'CS Danamadji-Ouest',17,'','','','O',NULL,NULL,'',0,1)</text:p>
          </table:table-cell>
        </table:table-row>
        <table:table-row table:style-name="ro2">
          <table:table-cell office:value-type="float" office:value="3014" calcext:value-type="float">
            <text:p>3014</text:p>
          </table:table-cell>
          <table:table-cell office:value-type="string" calcext:value-type="string">
            <text:p>CS Djeké-Djeké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 Djeké-Djeké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19]&amp;&quot;,'&quot;&amp;[.B19]&amp;&quot;','&quot;&amp;[.C19]&amp;&quot;','&quot;&amp;[.D19]&amp;&quot;',&quot;&amp;[.E19]&amp;&quot;,'&quot;&amp;[.F19]&amp;&quot;',&quot;&amp;[.G19]&amp;&quot;,'&quot;&amp;[.H19]&amp;&quot;','&quot;&amp;[.I19]&amp;&quot;','&quot;&amp;[.J19]&amp;&quot;','&quot;&amp;[.K19]&amp;&quot;',&quot;&amp;[.L19]&amp;&quot;,&quot;&amp;[.M19]&amp;&quot;,'&quot;&amp;[.N19]&amp;&quot;',&quot;&amp;[.O19]&amp;&quot;,&quot;&amp;[.P19]&amp;&quot;)&quot;" office:value-type="string" office:string-value="INSERT INTO [dbo].[tblHF] ([HFCode],[HFName],[LegalForm],[HFLevel],[HFSublevel],[HFAddress],[LocationId],[Phone],[Fax],[eMail],[HFCareType],[PLServiceID],[PLItemID],[AccCode],[OffLine],[AuditUserID]) VALUES (3014,'CS Djeké-Djeké','G','C',NULL,'CS Djeké-Djeké',17,'','','','O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14,'CS Djeké-Djeké','G','C',NULL,'CS Djeké-Djeké',17,'','','','O',NULL,NULL,'',0,1)</text:p>
          </table:table-cell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string" calcext:value-type="string">
            <text:p>HD de Danamadj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D de Danamadji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[dbo].[tblHF] ([HFCode],[HFName],[LegalForm],[HFLevel],[HFSublevel],[HFAddress],[LocationId],[Phone],[Fax],[eMail],[HFCareType],[PLServiceID],[PLItemID],[AccCode],[OffLine],[AuditUserID]) VALUES (&quot;&amp;[.A20]&amp;&quot;,'&quot;&amp;[.B20]&amp;&quot;','&quot;&amp;[.C20]&amp;&quot;','&quot;&amp;[.D20]&amp;&quot;',&quot;&amp;[.E20]&amp;&quot;,'&quot;&amp;[.F20]&amp;&quot;',&quot;&amp;[.G20]&amp;&quot;,'&quot;&amp;[.H20]&amp;&quot;','&quot;&amp;[.I20]&amp;&quot;','&quot;&amp;[.J20]&amp;&quot;','&quot;&amp;[.K20]&amp;&quot;',&quot;&amp;[.L20]&amp;&quot;,&quot;&amp;[.M20]&amp;&quot;,'&quot;&amp;[.N20]&amp;&quot;',&quot;&amp;[.O20]&amp;&quot;,&quot;&amp;[.P20]&amp;&quot;)&quot;" office:value-type="string" office:string-value="INSERT INTO [dbo].[tblHF] ([HFCode],[HFName],[LegalForm],[HFLevel],[HFSublevel],[HFAddress],[LocationId],[Phone],[Fax],[eMail],[HFCareType],[PLServiceID],[PLItemID],[AccCode],[OffLine],[AuditUserID]) VALUES (3007,'HD de Danamadji','G','H',NULL,'HD de Danamadji',17,'','','','B',NULL,NULL,'',0,1)" calcext:value-type="string">
            <text:p>INSERT INTO [dbo].[tblHF] ([HFCode],[HFName],[LegalForm],[HFLevel],[HFSublevel],[HFAddress],[LocationId],[Phone],[Fax],[eMail],[HFCareType],[PLServiceID],[PLItemID],[AccCode],[OffLine],[AuditUserID]) VALUES (3007,'HD de Danamadji','G','H',NULL,'HD de Danamadji',17,'','','','B',NULL,NULL,'',0,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fr. </number:text>
      <number:number number:decimal-places="0" loext:min-decimal-places="0" number:min-integer-digits="1" number:grouping="true"/>
    </number:number-style>
    <number:number-style style:name="N112">
      <number:text>fr.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fr. </number:text>
      <number:number number:decimal-places="2" loext:min-decimal-places="2" number:min-integer-digits="1" number:grouping="true"/>
    </number:number-style>
    <number:number-style style:name="N115">
      <number:text>fr.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fr.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fr.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8" number:language="fr" number:country="CH">
      <number:month number:textual="true"/>
      <number:text>.</number:text>
      <number:year/>
    </number:date-style>
    <number:time-style style:name="N10109" number:language="fr" number:country="CH">
      <number:hours/>
      <number:text>:</number:text>
      <number:minutes number:style="long"/>
      <number:text> </number:text>
      <number:am-pm/>
    </number:time-style>
    <number:time-style style:name="N10110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13" number:language="fr" number:country="CH">
      <number:text>SFr.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6" number:language="fr" number:country="CH">
      <number:text>SFr. -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fr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2" style:display-name="Comma 2" style:family="table-cell" style:parent-style-name="Default" style:data-style-name="N110">
      <style:table-cell-properties fo:padding="0.71m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6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9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3:56:21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CAL_20_ITEMS" style:display-name="PageStyle_MEDICAL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OR_20_SURGICAL_20_SERVICES" style:display-name="PageStyle_MINOR SURGICAL SERV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OR_20_SURGICAL_20_SERVICES_20_1" style:display-name="PageStyle_MINOR SURGICAL SERVIC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SA" style:display-name="PageStyle_FOS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ction111ValidICD10-2018_5f_modif" style:display-name="PageStyle_Section111ValidICD10-2018_modif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ction111ValidICD10-2018_5f_modif_20_1" style:display-name="PageStyle_Section111ValidICD10-2018_modif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ction111ValidICD10-2018_5f_modif_20_2" style:display-name="PageStyle_Section111ValidICD10-2018_modif 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49:52.207000000</meta:creation-date>
    <dc:date>2018-03-20T12:25:25.522000000</dc:date>
    <meta:editing-duration>PT18H5M10S</meta:editing-duration>
    <meta:editing-cycles>5</meta:editing-cycles>
    <meta:generator>LibreOffice/5.4.5.1$Windows_X86_64 LibreOffice_project/79c9829dd5d8054ec39a82dc51cd9eff340dbee8</meta:generator>
    <meta:document-statistic meta:table-count="4" meta:cell-count="994" meta:object-count="0"/>
  </office:meta>
</office:document-meta>
</file>